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 style:data-style-name="N4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 style:data-style-name="N44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/>
    <style:style style:name="ce12" style:family="table-cell" style:parent-style-name="Default" style:data-style-name="N61"/>
    <style:style style:name="ce50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2"/>
    <style:style style:name="ce36" style:family="table-cell" style:parent-style-name="Default" style:data-style-name="N113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0" style:family="table-cell" style:parent-style-name="Default" style:data-style-name="N41"/>
    <style:style style:name="ce42" style:family="table-cell" style:parent-style-name="Default" style:data-style-name="N111"/>
    <style:style style:name="ce49" style:family="table-cell" style:parent-style-name="Default" style:data-style-name="N41">
      <style:table-cell-properties style:rotation-align="none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On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One.P3:RunOne.P6 RunOne.E1:RunOne.E2 RunOne.E3:RunOne.E6 RunOne.B23:RunOne.B62 RunOne.C21:RunOne.C22 RunOne.C23:RunOne.C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One.P3:RunOne.P6 RunOne.E1:RunOne.E2 RunOne.E3:RunOne.E6 RunOne.B23:RunOne.B62 RunOne.C21:RunOne.C22 RunOne.C23:RunOne.C62 RunOne.P41:RunOne.P43 RunOne.S40:RunOne.S40 RunOne.S41:RunOne.S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6"/>
          <table:table-cell table:style-name="ce43" office:value-type="string" calcext:value-type="string">
            <text:p>Model offset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27" office:value-type="string" calcext:value-type="string">
            <text:p>(℃)</text:p>
          </table:table-cell>
          <table:table-cell table:number-columns-repeated="3"/>
          <table:table-cell table:style-name="ce29" table:formula="of:=1/0.0000075266" office:value-type="float" office:value="132862.11569633" calcext:value-type="float">
            <text:p>132862</text:p>
          </table:table-cell>
          <table:table-cell table:number-columns-repeated="6"/>
          <table:table-cell table:style-name="ce44" office:value-type="string" calcext:value-type="string">
            <text:p>(s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21H33M00S" calcext:value-type="time">
            <text:p>21:33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8.5" calcext:value-type="float">
            <text:p>98.5</text:p>
          </table:table-cell>
          <table:table-cell table:number-columns-repeated="10"/>
          <table:table-cell table:style-name="ce45" table:formula="of:=[.D3]+[.F$49]" office:value-type="float" office:value="1975.66134333278" calcext:value-type="float">
            <text:p>197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10H00M00S" calcext:value-type="time">
            <text:p>10:00:00</text:p>
          </table:table-cell>
          <table:table-cell table:style-name="ce6" table:formula="of:=[.B4]+1-[.B$3]" office:value-type="time" office:time-value="PT12H27M00S" calcext:value-type="time">
            <text:p>12:27:00</text:p>
          </table:table-cell>
          <table:table-cell table:style-name="ce8" table:formula="of:=[.C4]*24*60*60" office:value-type="float" office:value="44820" calcext:value-type="float">
            <text:p>4482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6795.6613433328" calcext:value-type="float">
            <text:p>4679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17H00M00S" calcext:value-type="time">
            <text:p>17:00:00</text:p>
          </table:table-cell>
          <table:table-cell table:style-name="ce6" table:formula="of:=[.B5]+1-[.B$3]" office:value-type="time" office:time-value="PT19H27M00S" calcext:value-type="time">
            <text:p>19:27:00</text:p>
          </table:table-cell>
          <table:table-cell table:style-name="ce8" table:formula="of:=[.C5]*24*60*60" office:value-type="float" office:value="70020" calcext:value-type="float">
            <text:p>7002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E$3]*EXP(-[.D3]/[.I$2])" office:value-type="float" office:value="98.5" calcext:value-type="float">
            <text:p>9.8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0.589843260239805" calcext:value-type="float">
            <text:p>0.59</text:p>
          </table:table-cell>
          <table:table-cell table:number-columns-repeated="4"/>
          <table:table-cell table:style-name="ce45" table:formula="of:=[.D5]+[.F$49]" office:value-type="float" office:value="71995.6613433328" calcext:value-type="float">
            <text:p>7199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20H47M00S" calcext:value-type="time">
            <text:p>20:47:00</text:p>
          </table:table-cell>
          <table:table-cell table:style-name="ce6" table:formula="of:=[.B6]+1-[.B$3]" office:value-type="time" office:time-value="PT23H14M00S" calcext:value-type="time">
            <text:p>23:14:00</text:p>
          </table:table-cell>
          <table:table-cell table:style-name="ce8" table:formula="of:=[.C6]*24*60*60" office:value-type="float" office:value="83640" calcext:value-type="float">
            <text:p>83640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/>
          <table:table-cell table:style-name="ce12" table:formula="of:=[.E$3]*EXP(-[.D4]/[.I$2])" office:value-type="float" office:value="70.2959604925696" calcext:value-type="float">
            <text:p>7.03E+01</text:p>
          </table:table-cell>
          <table:table-cell table:style-name="ce12" table:formula="of:=[.H6]-[.E4]" office:value-type="float" office:value="0.295960492569591" calcext:value-type="float">
            <text:p>2.96E-01</text:p>
          </table:table-cell>
          <table:table-cell table:style-name="ce12" table:formula="of:=[.I6]^2" office:value-type="float" office:value="0.0875926131620351" calcext:value-type="float">
            <text:p>8.76E-02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85615.6613433328" calcext:value-type="float">
            <text:p>85616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5]/[.I$2])" office:value-type="float" office:value="58.151054688522" calcext:value-type="float">
            <text:p>5.82E+01</text:p>
          </table:table-cell>
          <table:table-cell table:style-name="ce12" table:formula="of:=[.H7]-[.E5]" office:value-type="float" office:value="-0.848945311478026" calcext:value-type="float">
            <text:p>-8.49E-01</text:p>
          </table:table-cell>
          <table:table-cell table:style-name="ce12" table:formula="of:=[.I7]^2" office:value-type="float" office:value="0.720708141880523" calcext:value-type="float">
            <text:p>7.21E-01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6]/[.I$2])" office:value-type="float" office:value="52.4852261945819" calcext:value-type="float">
            <text:p>5.25E+01</text:p>
          </table:table-cell>
          <table:table-cell table:style-name="ce12" table:formula="of:=[.H8]-[.E6]" office:value-type="float" office:value="0.485226194581877" calcext:value-type="float">
            <text:p>4.85E-01</text:p>
          </table:table-cell>
          <table:table-cell table:style-name="ce12" table:formula="of:=[.I8]^2" office:value-type="float" office:value="0.235444459908409" calcext:value-type="float">
            <text:p>2.35E-01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7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[.C$23]*EXP(-[.B24]/[.I$2])" office:value-type="float" office:value="97.3268036914556" calcext:value-type="float">
            <text:p>97.3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[.C$23]*EXP(-[.B25]/[.I$2])" office:value-type="float" office:value="94.7250671679514" calcext:value-type="float">
            <text:p>94.7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[.C$23]*EXP(-[.B26]/[.I$2])" office:value-type="float" office:value="92.1928801691516" calcext:value-type="float">
            <text:p>92.2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[.C$23]*EXP(-[.B27]/[.I$2])" office:value-type="float" office:value="89.7283834997291" calcext:value-type="float">
            <text:p>89.7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[.C$23]*EXP(-[.B28]/[.I$2])" office:value-type="float" office:value="87.3297676642978" calcext:value-type="float">
            <text:p>87.3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[.C$23]*EXP(-[.B29]/[.I$2])" office:value-type="float" office:value="84.9952715388354" calcext:value-type="float">
            <text:p>85.0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[.C$23]*EXP(-[.B30]/[.I$2])" office:value-type="float" office:value="82.723181077622" calcext:value-type="float">
            <text:p>82.7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[.C$23]*EXP(-[.B31]/[.I$2])" office:value-type="float" office:value="80.5118280547445" calcext:value-type="float">
            <text:p>80.5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[.C$23]*EXP(-[.B32]/[.I$2])" office:value-type="float" office:value="78.3595888392435" calcext:value-type="float">
            <text:p>78.4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[.C$23]*EXP(-[.B33]/[.I$2])" office:value-type="float" office:value="76.2648832030023" calcext:value-type="float">
            <text:p>76.3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[.C$23]*EXP(-[.B34]/[.I$2])" office:value-type="float" office:value="74.2261731605039" calcext:value-type="float">
            <text:p>74.2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[.C$23]*EXP(-[.B35]/[.I$2])" office:value-type="float" office:value="72.2419618396036" calcext:value-type="float">
            <text:p>72.2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[.C$23]*EXP(-[.B36]/[.I$2])" office:value-type="float" office:value="70.3107923824873" calcext:value-type="float">
            <text:p>70.3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[.C$23]*EXP(-[.B37]/[.I$2])" office:value-type="float" office:value="68.4312468760104" calcext:value-type="float">
            <text:p>68.4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[.C$23]*EXP(-[.B38]/[.I$2])" office:value-type="float" office:value="66.60194531063" calcext:value-type="float">
            <text:p>66.6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[.C$23]*EXP(-[.B39]/[.I$2])" office:value-type="float" office:value="64.8215445671675" calcext:value-type="float">
            <text:p>64.8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[.C$23]*EXP(-[.B40]/[.I$2])" office:value-type="float" office:value="63.0887374306565" calcext:value-type="float">
            <text:p>63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[.C$23]*EXP(-[.B41]/[.I$2])" office:value-type="float" office:value="61.4022516305529" calcext:value-type="float">
            <text:p>61.4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[.E41]/[.C23])*[.I2]" office:value-type="float" office:value="67869.373125447" calcext:value-type="float">
            <text:p>67869</text:p>
          </table:table-cell>
          <table:table-cell table:number-columns-repeated="9"/>
          <table:table-cell table:formula="of:=[.P42]-60*60" office:value-type="float" office:value="64269.373125447" calcext:value-type="float">
            <text:p>64269.373125447</text:p>
          </table:table-cell>
          <table:table-cell table:formula="of:=[.C$23]*EXP(-[.P41]/[.I2])" office:value-type="float" office:value="61.6479712928941" calcext:value-type="float">
            <text:p>61.6479712928941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6257456" calcext:value-type="float">
            <text:p>61.625745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[.C$23]*EXP(-[.B42]/[.I$2])" office:value-type="float" office:value="59.7608489066019" calcext:value-type="float">
            <text:p>59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7869.373125447" calcext:value-type="float">
            <text:p>67869</text:p>
          </table:table-cell>
          <table:table-cell table:formula="of:=[.C$23]*EXP(-[.P42]/[.I$2])" office:value-type="float" office:value="60" calcext:value-type="float">
            <text:p>6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[.C$23]*EXP(-[.B43]/[.I$2])" office:value-type="float" office:value="58.1633240996758" calcext:value-type="float">
            <text:p>58.2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71469.373125447" calcext:value-type="float">
            <text:p>71469.373125447</text:p>
          </table:table-cell>
          <table:table-cell table:formula="of:=[.C$23]*EXP(-[.P43]/[.I$2])" office:value-type="float" office:value="58.3960822148734" calcext:value-type="float">
            <text:p>58.3960822148734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3742544" calcext:value-type="float">
            <text:p>58.374254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[.C$23]*EXP(-[.B44]/[.I$2])" office:value-type="float" office:value="56.6085042669166" calcext:value-type="float">
            <text:p>56.6</text:p>
          </table:table-cell>
          <table:table-cell table:number-columns-repeated="2"/>
          <table:table-cell table:style-name="ce12" table:formula="of:=-[.C23]/[.I2]*EXP(-[.F41]/[.I2])" office:value-type="float" office:value="-0.000451596000000001" calcext:value-type="float">
            <text:p>-4.52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3.03472512000001" calcext:value-type="float">
            <text:p>3.03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[.C$23]*EXP(-[.B45]/[.I$2])" office:value-type="float" office:value="55.0952478205312" calcext:value-type="float">
            <text:p>55.1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303472512000001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[.C$23]*EXP(-[.B46]/[.I$2])" office:value-type="float" office:value="53.6224436896094" calcext:value-type="float">
            <text:p>53.6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[.C$23]*EXP(-[.B47]/[.I$2])" office:value-type="float" office:value="52.1890105043474" calcext:value-type="float">
            <text:p>52.2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[.C$23]*EXP(-[.B48]/[.I$2])" office:value-type="float" office:value="50.7938958020794" calcext:value-type="float">
            <text:p>50.8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[.C$23]*EXP(-[.B49]/[.I$2])" office:value-type="float" office:value="49.4360752545323" calcext:value-type="float">
            <text:p>49.4</text:p>
          </table:table-cell>
          <table:table-cell/>
          <table:table-cell office:value-type="float" office:value="98.524" calcext:value-type="float">
            <text:p>98.524</text:p>
          </table:table-cell>
          <table:table-cell table:style-name="ce29" table:formula="of:=-LN([.E49]/[.C23])*[.I$2]" office:value-type="float" office:value="1975.66134333278" calcext:value-type="float">
            <text:p>1976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[.C$23]*EXP(-[.B50]/[.I$2])" office:value-type="float" office:value="48.114551915739" calcext:value-type="float">
            <text:p>48.1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[.C$23]*EXP(-[.B51]/[.I$2])" office:value-type="float" office:value="46.8283554900548" calcext:value-type="float">
            <text:p>46.8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[.C$23]*EXP(-[.B52]/[.I$2])" office:value-type="float" office:value="45.5765416197426" calcext:value-type="float">
            <text:p>45.6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[.C$23]*EXP(-[.B53]/[.I$2])" office:value-type="float" office:value="44.3581911916014" calcext:value-type="float">
            <text:p>44.4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[.C$23]*EXP(-[.B54]/[.I$2])" office:value-type="float" office:value="43.1724096621305" calcext:value-type="float">
            <text:p>43.2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[.C$23]*EXP(-[.B55]/[.I$2])" office:value-type="float" office:value="42.0183264007328" calcext:value-type="float">
            <text:p>42.0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[.C$23]*EXP(-[.B56]/[.I$2])" office:value-type="float" office:value="40.8950940504762" calcext:value-type="float">
            <text:p>40.9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[.C$23]*EXP(-[.B57]/[.I$2])" office:value-type="float" office:value="39.8018879059432" calcext:value-type="float">
            <text:p>39.8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[.C$23]*EXP(-[.B58]/[.I$2])" office:value-type="float" office:value="38.7379053077105" calcext:value-type="float">
            <text:p>38.7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[.C$23]*EXP(-[.B59]/[.I$2])" office:value-type="float" office:value="37.7023650530174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[.C$23]*EXP(-[.B60]/[.I$2])" office:value-type="float" office:value="36.6945068221862" calcext:value-type="float">
            <text:p>36.7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[.C$23]*EXP(-[.B61]/[.I$2])" office:value-type="float" office:value="35.713590620377" calcext:value-type="float">
            <text:p>35.7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[.C$23]*EXP(-[.B62]/[.I$2])" office:value-type="float" office:value="34.7588962342644" calcext:value-type="float">
            <text:p>34.8</text:p>
          </table:table-cell>
          <table:table-cell table:number-columns-repeated="23"/>
        </table:table-row>
      </table:table>
      <table:table table:name="RunTwo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wo.P3:RunTwo.P8 RunTwo.E1:RunTwo.E2 RunTwo.E3:RunTwo.E8 RunTwo.B23:RunTwo.B62 RunTwo.C21:RunTwo.C22 RunTwo.C23:RunTwo.C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wo.P3:RunTwo.P8 RunTwo.E1:RunTwo.E2 RunTwo.E3:RunTwo.E8 RunTwo.B23:RunTwo.B62 RunTwo.C21:RunTwo.C22 RunTwo.C23:RunTwo.C62 RunTwo.P41:RunTwo.P43 RunTwo.S40:RunTwo.S40 RunTwo.S41:RunTwo.S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6"/>
          <table:table-cell table:style-name="ce43" office:value-type="string" calcext:value-type="string">
            <text:p>Model offset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76429" office:value-type="float" office:value="130840.387810909" calcext:value-type="float">
            <text:p>130840</text:p>
          </table:table-cell>
          <table:table-cell table:number-columns-repeated="6"/>
          <table:table-cell table:style-name="ce44" office:value-type="string" calcext:value-type="string">
            <text:p>(s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20H56M00S" calcext:value-type="time">
            <text:p>20:56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"/>
          <table:table-cell table:style-name="ce45" table:formula="of:=[.D3]+[.F$49]" office:value-type="float" office:value="10098.7146071093" calcext:value-type="float">
            <text:p>1009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22H38M00S" calcext:value-type="time">
            <text:p>22:38:00</text:p>
          </table:table-cell>
          <table:table-cell table:style-name="ce6" table:formula="of:=[.B4]+0-[.B$3]" office:value-type="time" office:time-value="PT01H42M00S" calcext:value-type="time">
            <text:p>01:42:00</text:p>
          </table:table-cell>
          <table:table-cell table:style-name="ce8" table:formula="of:=[.C4]*24*60*60" office:value-type="float" office:value="6120" calcext:value-type="float">
            <text:p>612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16218.7146071093" calcext:value-type="float">
            <text:p>1621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06H59M00S" calcext:value-type="time">
            <text:p>06:59:00</text:p>
          </table:table-cell>
          <table:table-cell table:style-name="ce8" table:formula="of:=[.C5]*24*60*60" office:value-type="float" office:value="25140" calcext:value-type="float">
            <text:p>25140</text:p>
          </table:table-cell>
          <table:table-cell table:style-name="ce11" office:value-type="float" office:value="74.5" calcext:value-type="float">
            <text:p>74.5</text:p>
          </table:table-cell>
          <table:table-cell table:number-columns-repeated="2"/>
          <table:table-cell table:style-name="ce12" table:formula="of:=[.E$3]*EXP(-[.D3]/[.I$2])" office:value-type="float" office:value="96" calcext:value-type="float">
            <text:p>9.60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10]))" office:value-type="float" office:value="3.54992192926492" calcext:value-type="float">
            <text:p>3.55</text:p>
          </table:table-cell>
          <table:table-cell table:number-columns-repeated="4"/>
          <table:table-cell table:style-name="ce45" table:formula="of:=[.D5]+[.F$49]" office:value-type="float" office:value="35238.7146071093" calcext:value-type="float">
            <text:p>3523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11H50M00S" calcext:value-type="time">
            <text:p>11:50:00</text:p>
          </table:table-cell>
          <table:table-cell table:style-name="ce6" table:formula="of:=[.B6]+1-[.B$3]" office:value-type="time" office:time-value="PT14H54M00S" calcext:value-type="time">
            <text:p>14:54:00</text:p>
          </table:table-cell>
          <table:table-cell table:style-name="ce8" table:formula="of:=[.C6]*24*60*60" office:value-type="float" office:value="53640" calcext:value-type="float">
            <text:p>5364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E$3]*EXP(-[.D4]/[.I$2])" office:value-type="float" office:value="91.6130421841556" calcext:value-type="float">
            <text:p>9.16E+01</text:p>
          </table:table-cell>
          <table:table-cell table:style-name="ce12" table:formula="of:=[.H6]-[.E4]" office:value-type="float" office:value="2.61304218415556" calcext:value-type="float">
            <text:p>2.61E+00</text:p>
          </table:table-cell>
          <table:table-cell table:style-name="ce12" table:formula="of:=[.I6]^2" office:value-type="float" office:value="6.82798945617646" calcext:value-type="float">
            <text:p>6.83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63738.7146071093" calcext:value-type="float">
            <text:p>6373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15H00M00S" calcext:value-type="time">
            <text:p>15:00:00</text:p>
          </table:table-cell>
          <table:table-cell table:style-name="ce6" table:formula="of:=[.B7]+1-[.B$3]" office:value-type="time" office:time-value="PT18H04M00S" calcext:value-type="time">
            <text:p>18:04:00</text:p>
          </table:table-cell>
          <table:table-cell table:style-name="ce8" table:formula="of:=[.C7]*24*60*60" office:value-type="float" office:value="65040" calcext:value-type="float">
            <text:p>6504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/>
          <table:table-cell table:style-name="ce12" table:formula="of:=[.E$3]*EXP(-[.D5]/[.I$2])" office:value-type="float" office:value="79.2181695063199" calcext:value-type="float">
            <text:p>7.92E+01</text:p>
          </table:table-cell>
          <table:table-cell table:style-name="ce12" table:formula="of:=[.H7]-[.E5]" office:value-type="float" office:value="4.71816950631992" calcext:value-type="float">
            <text:p>4.72E+00</text:p>
          </table:table-cell>
          <table:table-cell table:style-name="ce12" table:formula="of:=[.I7]^2" office:value-type="float" office:value="22.2611234903672" calcext:value-type="float">
            <text:p>2.23E+01</text:p>
          </table:table-cell>
          <table:table-cell table:style-name="ce12"/>
          <table:table-cell table:number-columns-repeated="4"/>
          <table:table-cell table:style-name="ce45" table:formula="of:=[.D7]+[.F$49]" office:value-type="float" office:value="75138.7146071093" calcext:value-type="float">
            <text:p>7513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23H13M00S" calcext:value-type="time">
            <text:p>23:13:00</text:p>
          </table:table-cell>
          <table:table-cell table:style-name="ce6" table:formula="of:=[.B8]+1-[.B$3]" office:value-type="time" office:time-value="PT26H17M00S" calcext:value-type="time">
            <text:p>26:17:00</text:p>
          </table:table-cell>
          <table:table-cell table:style-name="ce8" table:formula="of:=[.C8]*24*60*60" office:value-type="float" office:value="94620" calcext:value-type="float">
            <text:p>94620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/>
          <table:table-cell table:style-name="ce12" table:formula="of:=[.E$3]*EXP(-[.D6]/[.I$2])" office:value-type="float" office:value="63.712643977777" calcext:value-type="float">
            <text:p>6.37E+01</text:p>
          </table:table-cell>
          <table:table-cell table:style-name="ce12" table:formula="of:=[.H8]-[.E6]" office:value-type="float" office:value="4.71264397777696" calcext:value-type="float">
            <text:p>4.71E+00</text:p>
          </table:table-cell>
          <table:table-cell table:style-name="ce12" table:formula="of:=[.I8]^2" office:value-type="float" office:value="22.2090132612775" calcext:value-type="float">
            <text:p>2.22E+01</text:p>
          </table:table-cell>
          <table:table-cell table:style-name="ce12"/>
          <table:table-cell table:number-columns-repeated="4"/>
          <table:table-cell table:style-name="ce45" table:formula="of:=[.D8]+[.F$49]" office:value-type="float" office:value="104718.714607109" calcext:value-type="float">
            <text:p>104719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7]/[.I$2])" office:value-type="float" office:value="58.3963843129381" calcext:value-type="float">
            <text:p>5.84E+01</text:p>
          </table:table-cell>
          <table:table-cell table:style-name="ce12" table:formula="of:=[.H9]-[.E7]" office:value-type="float" office:value="3.39638431293808" calcext:value-type="float">
            <text:p>3.40E+00</text:p>
          </table:table-cell>
          <table:table-cell table:style-name="ce12" table:formula="of:=[.I9]^2" office:value-type="float" office:value="11.5354264011719" calcext:value-type="float">
            <text:p>1.15E+01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8]/[.I$2])" office:value-type="float" office:value="46.5802668581267" calcext:value-type="float">
            <text:p>4.66E+01</text:p>
          </table:table-cell>
          <table:table-cell table:style-name="ce12" table:formula="of:=[.H10]-[.E8]" office:value-type="float" office:value="-0.41973314187333" calcext:value-type="float">
            <text:p>-4.20E-01</text:p>
          </table:table-cell>
          <table:table-cell table:style-name="ce12" table:formula="of:=[.I10]^2" office:value-type="float" office:value="0.176175910386857" calcext:value-type="float">
            <text:p>1.76E-01</text:p>
          </table:table-cell>
          <table:table-cell table:number-columns-repeated="16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7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[.C$23]*EXP(-[.B24]/[.I$2])" office:value-type="float" office:value="97.2860634344466" calcext:value-type="float">
            <text:p>97.3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[.C$23]*EXP(-[.B25]/[.I$2])" office:value-type="float" office:value="94.6457813857117" calcext:value-type="float">
            <text:p>94.6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[.C$23]*EXP(-[.B26]/[.I$2])" office:value-type="float" office:value="92.0771549169312" calcext:value-type="float">
            <text:p>92.1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[.C$23]*EXP(-[.B27]/[.I$2])" office:value-type="float" office:value="89.5782393411193" calcext:value-type="float">
            <text:p>89.6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[.C$23]*EXP(-[.B28]/[.I$2])" office:value-type="float" office:value="87.1471427488618" calcext:value-type="float">
            <text:p>87.1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[.C$23]*EXP(-[.B29]/[.I$2])" office:value-type="float" office:value="84.7820245759654" calcext:value-type="float">
            <text:p>84.8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[.C$23]*EXP(-[.B30]/[.I$2])" office:value-type="float" office:value="82.4810942099818" calcext:value-type="float">
            <text:p>82.5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[.C$23]*EXP(-[.B31]/[.I$2])" office:value-type="float" office:value="80.2426096345486" calcext:value-type="float">
            <text:p>80.2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[.C$23]*EXP(-[.B32]/[.I$2])" office:value-type="float" office:value="78.0648761105223" calcext:value-type="float">
            <text:p>78.1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[.C$23]*EXP(-[.B33]/[.I$2])" office:value-type="float" office:value="75.9462448929049" calcext:value-type="float">
            <text:p>75.9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[.C$23]*EXP(-[.B34]/[.I$2])" office:value-type="float" office:value="73.8851119825916" calcext:value-type="float">
            <text:p>73.9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[.C$23]*EXP(-[.B35]/[.I$2])" office:value-type="float" office:value="71.879916911996" calcext:value-type="float">
            <text:p>71.9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[.C$23]*EXP(-[.B36]/[.I$2])" office:value-type="float" office:value="69.9291415636319" calcext:value-type="float">
            <text:p>69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[.C$23]*EXP(-[.B37]/[.I$2])" office:value-type="float" office:value="68.0313090207589" calcext:value-type="float">
            <text:p>68.0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[.C$23]*EXP(-[.B38]/[.I$2])" office:value-type="float" office:value="66.1849824492199" calcext:value-type="float">
            <text:p>66.2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[.C$23]*EXP(-[.B39]/[.I$2])" office:value-type="float" office:value="64.3887640096255" calcext:value-type="float">
            <text:p>64.4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[.C$23]*EXP(-[.B40]/[.I$2])" office:value-type="float" office:value="62.6412937990604" calcext:value-type="float">
            <text:p>62.6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[.C$23]*EXP(-[.B41]/[.I$2])" office:value-type="float" office:value="60.9412488215119" calcext:value-type="float">
            <text:p>60.9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[.E41]/[.C23])*[.I2]" office:value-type="float" office:value="66836.6227172917" calcext:value-type="float">
            <text:p>66837</text:p>
          </table:table-cell>
          <table:table-cell table:number-columns-repeated="9"/>
          <table:table-cell table:formula="of:=[.P42]-60*60" office:value-type="float" office:value="63236.6227172917" calcext:value-type="float">
            <text:p>63236.6227172917</text:p>
          </table:table-cell>
          <table:table-cell table:formula="of:=[.C$23]*EXP(-[.P41]/[.I2])" office:value-type="float" office:value="61.6737874694964" calcext:value-type="float">
            <text:p>61.6737874694964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6508664" calcext:value-type="float">
            <text:p>61.6508664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[.C$23]*EXP(-[.B42]/[.I$2])" office:value-type="float" office:value="59.2873419862401" calcext:value-type="float">
            <text:p>59.3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6836.6227172917" calcext:value-type="float">
            <text:p>66837</text:p>
          </table:table-cell>
          <table:table-cell table:formula="of:=[.C$23]*EXP(-[.P42]/[.I$2])" office:value-type="float" office:value="60" calcext:value-type="float">
            <text:p>6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[.C$23]*EXP(-[.B43]/[.I$2])" office:value-type="float" office:value="57.6783211333308" calcext:value-type="float">
            <text:p>57.7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70436.6227172917" calcext:value-type="float">
            <text:p>70436.6227172917</text:p>
          </table:table-cell>
          <table:table-cell table:formula="of:=[.C$23]*EXP(-[.P43]/[.I$2])" office:value-type="float" office:value="58.371638060668" calcext:value-type="float">
            <text:p>58.371638060668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3491336" calcext:value-type="float">
            <text:p>58.3491336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[.C$23]*EXP(-[.B44]/[.I$2])" office:value-type="float" office:value="56.112968085696" calcext:value-type="float">
            <text:p>56.1</text:p>
          </table:table-cell>
          <table:table-cell table:number-columns-repeated="2"/>
          <table:table-cell table:style-name="ce12" table:formula="of:=-[.C23]/[.I2]*EXP(-[.F41]/[.I2])" office:value-type="float" office:value="-0.000458574000000002" calcext:value-type="float">
            <text:p>-4.5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3.08161728000001" calcext:value-type="float">
            <text:p>3.08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[.C$23]*EXP(-[.B45]/[.I$2])" office:value-type="float" office:value="54.590097726801" calcext:value-type="float">
            <text:p>54.6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308161728000001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[.C$23]*EXP(-[.B46]/[.I$2])" office:value-type="float" office:value="53.108557103422" calcext:value-type="float">
            <text:p>53.1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[.C$23]*EXP(-[.B47]/[.I$2])" office:value-type="float" office:value="51.6672245527545" calcext:value-type="float">
            <text:p>51.7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[.C$23]*EXP(-[.B48]/[.I$2])" office:value-type="float" office:value="50.2650088532107" calcext:value-type="float">
            <text:p>50.3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[.C$23]*EXP(-[.B49]/[.I$2])" office:value-type="float" office:value="48.9008483982648" calcext:value-type="float">
            <text:p>48.9</text:p>
          </table:table-cell>
          <table:table-cell/>
          <table:table-cell office:value-type="float" office:value="92.572" calcext:value-type="float">
            <text:p>92.572</text:p>
          </table:table-cell>
          <table:table-cell table:style-name="ce29" table:formula="of:=-LN([.E49]/[.C23])*[.I$2]" office:value-type="float" office:value="10098.7146071093" calcext:value-type="float">
            <text:p>10099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[.C$23]*EXP(-[.B50]/[.I$2])" office:value-type="float" office:value="47.5737103927184" calcext:value-type="float">
            <text:p>47.6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[.C$23]*EXP(-[.B51]/[.I$2])" office:value-type="float" office:value="46.28259007078" calcext:value-type="float">
            <text:p>46.3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[.C$23]*EXP(-[.B52]/[.I$2])" office:value-type="float" office:value="45.0265099353639" calcext:value-type="float">
            <text:p>45.0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[.C$23]*EXP(-[.B53]/[.I$2])" office:value-type="float" office:value="43.8045190180355" calcext:value-type="float">
            <text:p>43.8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[.C$23]*EXP(-[.B54]/[.I$2])" office:value-type="float" office:value="42.6156921590403" calcext:value-type="float">
            <text:p>42.6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[.C$23]*EXP(-[.B55]/[.I$2])" office:value-type="float" office:value="41.4591293068724" calcext:value-type="float">
            <text:p>41.5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[.C$23]*EXP(-[.B56]/[.I$2])" office:value-type="float" office:value="40.3339548368531" calcext:value-type="float">
            <text:p>40.3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[.C$23]*EXP(-[.B57]/[.I$2])" office:value-type="float" office:value="39.239316888202" calcext:value-type="float">
            <text:p>39.2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[.C$23]*EXP(-[.B58]/[.I$2])" office:value-type="float" office:value="38.1743867190997" calcext:value-type="float">
            <text:p>38.2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[.C$23]*EXP(-[.B59]/[.I$2])" office:value-type="float" office:value="37.1383580792543" calcext:value-type="float">
            <text:p>37.1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[.C$23]*EXP(-[.B60]/[.I$2])" office:value-type="float" office:value="36.1304465994953" calcext:value-type="float">
            <text:p>36.1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[.C$23]*EXP(-[.B61]/[.I$2])" office:value-type="float" office:value="35.1498891979338" calcext:value-type="float">
            <text:p>35.1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[.C$23]*EXP(-[.B62]/[.I$2])" office:value-type="float" office:value="34.1959435022396" calcext:value-type="float">
            <text:p>34.2</text:p>
          </table:table-cell>
          <table:table-cell table:number-columns-repeated="23"/>
        </table:table-row>
      </table:table>
      <table:table table:name="RunThre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hree.P3:RunThree.P8 RunThree.E1:RunThree.E2 RunThree.E3:RunThree.E6 RunThree.B23:RunThree.B62 RunThree.C21:RunThree.C22 RunThree.C23:RunThree.C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hree.P3:RunThree.P6 RunThree.E1:RunThree.E2 RunThree.E3:RunThree.E6 RunThree.B23:RunThree.B62 RunThree.C21:RunThree.C22 RunThree.C23:RunThree.C62 RunThree.P41:RunThree.P43 RunThree.S40:RunThree.S40 RunThree.S41:RunThree.S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6"/>
          <table:table-cell table:style-name="ce43" office:value-type="string" calcext:value-type="string">
            <text:p>Model offset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64761" office:value-type="float" office:value="154413.921959204" calcext:value-type="float">
            <text:p>154414</text:p>
          </table:table-cell>
          <table:table-cell table:number-columns-repeated="6"/>
          <table:table-cell table:style-name="ce44" office:value-type="string" calcext:value-type="string">
            <text:p>(s)</text:p>
          </table:table-cell>
          <table:table-cell table:number-columns-repeated="10"/>
        </table:table-row>
        <table:table-row table:style-name="ro1">
          <table:table-cell/>
          <table:table-cell table:style-name="ce39" office:value-type="time" office:time-value="PT04H58M00S" calcext:value-type="time">
            <text:p>04:58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2" office:value-type="float" office:value="99.5" calcext:value-type="float">
            <text:p>99.5</text:p>
          </table:table-cell>
          <table:table-cell table:number-columns-repeated="10"/>
          <table:table-cell table:style-name="ce45" table:formula="of:=[.D3]+[.F$49]" office:value-type="float" office:value="6606.17468776603" calcext:value-type="float">
            <text:p>660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17H23M00S" calcext:value-type="time">
            <text:p>17:23:00</text:p>
          </table:table-cell>
          <table:table-cell table:style-name="ce6" table:formula="of:=[.B4]+0-[.B$3]" office:value-type="time" office:time-value="PT12H25M00S" calcext:value-type="time">
            <text:p>12:25:00</text:p>
          </table:table-cell>
          <table:table-cell table:style-name="ce8" table:formula="of:=[.C4]*24*60*60" office:value-type="float" office:value="44700" calcext:value-type="float">
            <text:p>44700</text:p>
          </table:table-cell>
          <table:table-cell table:style-name="ce22" office:value-type="float" office:value="69" calcext:value-type="float">
            <text:p>69.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51306.174687766" calcext:value-type="float">
            <text:p>5130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22H57M00S" calcext:value-type="time">
            <text:p>22:57:00</text:p>
          </table:table-cell>
          <table:table-cell table:style-name="ce8" table:formula="of:=[.C5]*24*60*60" office:value-type="float" office:value="82620" calcext:value-type="float">
            <text:p>82620</text:p>
          </table:table-cell>
          <table:table-cell table:style-name="ce22" office:value-type="float" office:value="54" calcext:value-type="float">
            <text:p>54.0</text:p>
          </table:table-cell>
          <table:table-cell table:number-columns-repeated="2"/>
          <table:table-cell table:style-name="ce12" table:formula="of:=[.E$3]*EXP(-[.D3]/[.I$2])" office:value-type="float" office:value="99.5" calcext:value-type="float">
            <text:p>9.9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4.01640690340555" calcext:value-type="float">
            <text:p>4.02</text:p>
          </table:table-cell>
          <table:table-cell table:number-columns-repeated="4"/>
          <table:table-cell table:style-name="ce45" table:formula="of:=[.D5]+[.F$49]" office:value-type="float" office:value="89226.174687766" calcext:value-type="float">
            <text:p>8922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time" office:time-value="PT15H33M00S" calcext:value-type="time">
            <text:p>15:33:00</text:p>
          </table:table-cell>
          <table:table-cell table:style-name="ce6" table:formula="of:=[.B6]+1-[.B$3]" office:value-type="time" office:time-value="PT34H35M00S" calcext:value-type="time">
            <text:p>34:35:00</text:p>
          </table:table-cell>
          <table:table-cell table:style-name="ce8" table:formula="of:=[.C6]*24*60*60" office:value-type="float" office:value="124500" calcext:value-type="float">
            <text:p>124500</text:p>
          </table:table-cell>
          <table:table-cell table:style-name="ce22" office:value-type="float" office:value="44.5" calcext:value-type="float">
            <text:p>44.5</text:p>
          </table:table-cell>
          <table:table-cell table:number-columns-repeated="2"/>
          <table:table-cell table:style-name="ce12" table:formula="of:=[.E$3]*EXP(-[.D4]/[.I$2])" office:value-type="float" office:value="74.4908257989566" calcext:value-type="float">
            <text:p>7.45E+01</text:p>
          </table:table-cell>
          <table:table-cell table:style-name="ce12" table:formula="of:=[.H6]-[.E4]" office:value-type="float" office:value="5.49082579895661" calcext:value-type="float">
            <text:p>5.49E+00</text:p>
          </table:table-cell>
          <table:table-cell table:style-name="ce12" table:formula="of:=[.I6]^2" office:value-type="float" office:value="30.1491679544875" calcext:value-type="float">
            <text:p>3.01E+01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131106.174687766" calcext:value-type="float">
            <text:p>131106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5]/[.I$2])" office:value-type="float" office:value="58.2708671228791" calcext:value-type="float">
            <text:p>5.83E+01</text:p>
          </table:table-cell>
          <table:table-cell table:style-name="ce12" table:formula="of:=[.H7]-[.E5]" office:value-type="float" office:value="4.27086712287912" calcext:value-type="float">
            <text:p>4.27E+00</text:p>
          </table:table-cell>
          <table:table-cell table:style-name="ce12" table:formula="of:=[.I7]^2" office:value-type="float" office:value="18.2403059812898" calcext:value-type="float">
            <text:p>1.82E+01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6]/[.I$2])" office:value-type="float" office:value="44.4285905790948" calcext:value-type="float">
            <text:p>4.44E+01</text:p>
          </table:table-cell>
          <table:table-cell table:style-name="ce12" table:formula="of:=[.H8]-[.E6]" office:value-type="float" office:value="-0.0714094209051908" calcext:value-type="float">
            <text:p>-7.14E-02</text:p>
          </table:table-cell>
          <table:table-cell table:style-name="ce12" table:formula="of:=[.I8]^2" office:value-type="float" office:value="0.00509930539401469" calcext:value-type="float">
            <text:p>5.10E-03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ce42" office:value-type="float" office:value="100" calcext:value-type="float">
            <text:p>100.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7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[.C$23]*EXP(-[.B24]/[.I$2])" office:value-type="float" office:value="97.6955710603644" calcext:value-type="float">
            <text:p>97.7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[.C$23]*EXP(-[.B25]/[.I$2])" office:value-type="float" office:value="95.444246048107" calcext:value-type="float">
            <text:p>95.4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[.C$23]*EXP(-[.B26]/[.I$2])" office:value-type="float" office:value="93.2448012209574" calcext:value-type="float">
            <text:p>93.2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[.C$23]*EXP(-[.B27]/[.I$2])" office:value-type="float" office:value="91.096041036916" calcext:value-type="float">
            <text:p>91.1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[.C$23]*EXP(-[.B28]/[.I$2])" office:value-type="float" office:value="88.9967975043989" calcext:value-type="float">
            <text:p>89.0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[.C$23]*EXP(-[.B29]/[.I$2])" office:value-type="float" office:value="86.9459295473586" calcext:value-type="float">
            <text:p>86.9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[.C$23]*EXP(-[.B30]/[.I$2])" office:value-type="float" office:value="84.9423223850341" calcext:value-type="float">
            <text:p>84.9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[.C$23]*EXP(-[.B31]/[.I$2])" office:value-type="float" office:value="82.9848869259948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[.C$23]*EXP(-[.B32]/[.I$2])" office:value-type="float" office:value="81.0725591761483" calcext:value-type="float">
            <text:p>81.1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[.C$23]*EXP(-[.B33]/[.I$2])" office:value-type="float" office:value="79.2042996603899" calcext:value-type="float">
            <text:p>79.2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[.C$23]*EXP(-[.B34]/[.I$2])" office:value-type="float" office:value="77.3790928575801" calcext:value-type="float">
            <text:p>77.4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[.C$23]*EXP(-[.B35]/[.I$2])" office:value-type="float" office:value="75.5959466485425" calcext:value-type="float">
            <text:p>75.6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[.C$23]*EXP(-[.B36]/[.I$2])" office:value-type="float" office:value="73.853891776782" calcext:value-type="float">
            <text:p>73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[.C$23]*EXP(-[.B37]/[.I$2])" office:value-type="float" office:value="72.1519813216307" calcext:value-type="float">
            <text:p>72.2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[.C$23]*EXP(-[.B38]/[.I$2])" office:value-type="float" office:value="70.4892901835345" calcext:value-type="float">
            <text:p>70.5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[.C$23]*EXP(-[.B39]/[.I$2])" office:value-type="float" office:value="68.8649145812014" calcext:value-type="float">
            <text:p>68.9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[.C$23]*EXP(-[.B40]/[.I$2])" office:value-type="float" office:value="67.2779715603369" calcext:value-type="float">
            <text:p>67.3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[.C$23]*EXP(-[.B41]/[.I$2])" office:value-type="float" office:value="65.7275985137006" calcext:value-type="float">
            <text:p>65.7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[.E41]/[.C23])*[.I2]" office:value-type="float" office:value="78878.5880029634" calcext:value-type="float">
            <text:p>78879</text:p>
          </table:table-cell>
          <table:table-cell table:number-columns-repeated="9"/>
          <table:table-cell table:formula="of:=[.P42]-60*60" office:value-type="float" office:value="75278.5880029634" calcext:value-type="float">
            <text:p>75278.5880029634</text:p>
          </table:table-cell>
          <table:table-cell table:formula="of:=[.C$23]*EXP(-[.P41]/[.I$2])" office:value-type="float" office:value="61.4152712848437" calcext:value-type="float">
            <text:p>61.4152712848437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3988376" calcext:value-type="float">
            <text:p>61.398837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[.C$23]*EXP(-[.B42]/[.I$2])" office:value-type="float" office:value="64.2129527122234" calcext:value-type="float">
            <text:p>64.2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78878.5880029634" calcext:value-type="float">
            <text:p>78879</text:p>
          </table:table-cell>
          <table:table-cell table:formula="of:=[.C$23]*EXP(-[.P42]/[.I$2])" office:value-type="float" office:value="60" calcext:value-type="float">
            <text:p>6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[.C$23]*EXP(-[.B43]/[.I$2])" office:value-type="float" office:value="62.7332108469284" calcext:value-type="float">
            <text:p>62.7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82478.5880029634" calcext:value-type="float">
            <text:p>82478.5880029634</text:p>
          </table:table-cell>
          <table:table-cell table:formula="of:=[.C$23]*EXP(-[.P43]/[.I$2])" office:value-type="float" office:value="58.6173426362186" calcext:value-type="float">
            <text:p>58.6173426362186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6011624" calcext:value-type="float">
            <text:p>58.601162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[.C$23]*EXP(-[.B44]/[.I$2])" office:value-type="float" office:value="61.2875685814091" calcext:value-type="float">
            <text:p>61.3</text:p>
          </table:table-cell>
          <table:table-cell table:number-columns-repeated="2"/>
          <table:table-cell table:style-name="ce12" table:formula="of:=-[.C23]/[.I2]*EXP(-[.F41]/[.I2])" office:value-type="float" office:value="-0.000388566" calcext:value-type="float">
            <text:p>-3.8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61116352" calcext:value-type="float">
            <text:p>2.61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[.C$23]*EXP(-[.B45]/[.I$2])" office:value-type="float" office:value="59.8752401146201" calcext:value-type="float">
            <text:p>59.9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61116352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[.C$23]*EXP(-[.B46]/[.I$2])" office:value-type="float" office:value="58.4954577537425" calcext:value-type="float">
            <text:p>58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[.C$23]*EXP(-[.B47]/[.I$2])" office:value-type="float" office:value="57.1474714968929" calcext:value-type="float">
            <text:p>57.1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[.C$23]*EXP(-[.B48]/[.I$2])" office:value-type="float" office:value="55.8305486254485" calcext:value-type="float">
            <text:p>55.8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[.C$23]*EXP(-[.B49]/[.I$2])" office:value-type="float" office:value="54.5439733057663" calcext:value-type="float">
            <text:p>54.5</text:p>
          </table:table-cell>
          <table:table-cell/>
          <table:table-cell table:style-name="ce42" office:value-type="float" office:value="95.812" calcext:value-type="float">
            <text:p>95.8</text:p>
          </table:table-cell>
          <table:table-cell table:style-name="ce29" table:formula="of:=-LN([.E49]/[.C23])*[.I$2]" office:value-type="float" office:value="6606.17468776603" calcext:value-type="float">
            <text:p>6606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[.C$23]*EXP(-[.B50]/[.I$2])" office:value-type="float" office:value="53.2870462000811" calcext:value-type="float">
            <text:p>53.3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[.C$23]*EXP(-[.B51]/[.I$2])" office:value-type="float" office:value="52.0590840863694" calcext:value-type="float">
            <text:p>52.1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[.C$23]*EXP(-[.B52]/[.I$2])" office:value-type="float" office:value="50.8594194869739" calcext:value-type="float">
            <text:p>50.9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[.C$23]*EXP(-[.B53]/[.I$2])" office:value-type="float" office:value="49.6874003057854" calcext:value-type="float">
            <text:p>49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[.C$23]*EXP(-[.B54]/[.I$2])" office:value-type="float" office:value="48.5423894737862" calcext:value-type="float">
            <text:p>48.5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[.C$23]*EXP(-[.B55]/[.I$2])" office:value-type="float" office:value="47.4237646027617" calcext:value-type="float">
            <text:p>47.4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[.C$23]*EXP(-[.B56]/[.I$2])" office:value-type="float" office:value="46.3309176469909" calcext:value-type="float">
            <text:p>46.3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[.C$23]*EXP(-[.B57]/[.I$2])" office:value-type="float" office:value="45.2632545727349" calcext:value-type="float">
            <text:p>45.3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[.C$23]*EXP(-[.B58]/[.I$2])" office:value-type="float" office:value="44.2201950353399" calcext:value-type="float">
            <text:p>44.2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[.C$23]*EXP(-[.B59]/[.I$2])" office:value-type="float" office:value="43.2011720637822" calcext:value-type="float">
            <text:p>43.2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[.C$23]*EXP(-[.B60]/[.I$2])" office:value-type="float" office:value="42.2056317524826" calcext:value-type="float">
            <text:p>42.2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[.C$23]*EXP(-[.B61]/[.I$2])" office:value-type="float" office:value="41.2330329602224" calcext:value-type="float">
            <text:p>41.2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[.C$23]*EXP(-[.B62]/[.I$2])" office:value-type="float" office:value="40.2828470159975" calcext:value-type="float">
            <text:p>40.3</text:p>
          </table:table-cell>
          <table:table-cell table:number-columns-repeated="23"/>
        </table:table-row>
      </table:table>
      <table:table table:name="BarnyRunNewStopperOne" table:style-name="ta1">
        <office:forms form:automatic-focus="false" form:apply-design-mode="false"/>
        <table:shapes>
          <draw:frame draw:z-index="0" draw:style-name="gr1" draw:text-style-name="P1" svg:width="19.023cm" svg:height="11.13cm" svg:x="8.463cm" svg:y="13.245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9.766cm" svg:height="11.118cm" svg:x="29.693cm" svg:y="13.267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 BarnyRunNewStopperOne.P58:BarnyRunNewStopperOne.P60 BarnyRunNewStopperOne.S57:BarnyRunNewStopperOne.S57 BarnyRunNewStopperOne.S58:BarnyRunNewStopperOne.S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9.766cm" svg:height="11.118cm" svg:x="17.072cm" svg:y="28.877cm">
            <draw:object draw:notify-on-update-of-ranges="RunOne.B23:RunOne.B62 BarnyRunNewStopperOne.K71:BarnyRunNewStopperOne.K71 RunOne.C23:RunOne.C62 RunTwo.B23:RunTwo.B62 BarnyRunNewStopperOne.K72:BarnyRunNewStopperOne.K72 RunTwo.C23:RunTwo.C62 RunThree.B23:RunThree.B62 BarnyRunNewStopperOne.K73:BarnyRunNewStopperOne.K73 RunThree.C23:RunThree.C62 BarnyRunNewStopperOne.B31:BarnyRunNewStopperOne.B70 BarnyRunNewStopperOne.K74:BarnyRunNewStopperOne.K74 BarnyRunNewStopperOne.C31:BarnyRunNewStopperOne.C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style-name="ce50" office:value-type="string" calcext:value-type="string">
            <text:p>Meas. Differentials</text:p>
          </table:table-cell>
          <table:table-cell table:number-columns-repeated="4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43" office:value-type="string" calcext:value-type="string">
            <text:p>Model offset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style-name="ce51" office:value-type="string" calcext:value-type="string">
            <text:p>(K/s)</text:p>
          </table:table-cell>
          <table:table-cell table:number-columns-repeated="4"/>
          <table:table-cell table:style-name="ce29" table:formula="of:=1/0.0000071775" office:value-type="float" office:value="139324.277255312" calcext:value-type="float">
            <text:p>139324</text:p>
          </table:table-cell>
          <table:table-cell table:number-columns-repeated="4"/>
          <table:table-cell table:style-name="ce44" office:value-type="string" calcext:value-type="string">
            <text:p>(s)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77H41M59.999998994S" calcext:value-type="time">
            <text:p>09:42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float" office:value="69.9" calcext:value-type="float">
            <text:p>69.9</text:p>
          </table:table-cell>
          <table:table-cell table:style-name="ce52" table:formula="of:=([.E3]-[.E4])/([.D3]-[.D4])" office:value-type="float" office:value="-0.000574712643678161" calcext:value-type="float">
            <text:p>-5.75E-04</text:p>
          </table:table-cell>
          <table:table-cell table:number-columns-repeated="9"/>
          <table:table-cell table:style-name="ce45" table:formula="of:=[.D3]+[.F$66]" office:value-type="float" office:value="51482.2929829346" calcext:value-type="float">
            <text:p>5148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78H11M00.000000056S" calcext:value-type="time">
            <text:p>10:11:00</text:p>
          </table:table-cell>
          <table:table-cell table:style-name="ce6" table:formula="of:=[.B4]+0-[.B$3]" office:value-type="time" office:time-value="PT00H29M00S" calcext:value-type="time">
            <text:p>00:29:00</text:p>
          </table:table-cell>
          <table:table-cell table:style-name="ce8" table:formula="of:=[.C4]*24*60*60" office:value-type="float" office:value="1740" calcext:value-type="float">
            <text:p>1740</text:p>
          </table:table-cell>
          <table:table-cell table:style-name="ce28" office:value-type="float" office:value="68.9" calcext:value-type="float">
            <text:p>68.9</text:p>
          </table:table-cell>
          <table:table-cell table:style-name="ce52" table:formula="of:=([.E4]-[.E5])/([.D4]-[.D5])" office:value-type="float" office:value="-0.000530303030303033" calcext:value-type="float">
            <text:p>-5.30E-04</text:p>
          </table:table-cell>
          <table:table-cell table:number-columns-repeated="6"/>
          <table:table-cell table:style-name="ce43" office:value-type="string" calcext:value-type="string">
            <text:p>Mean square error (℃)</text:p>
          </table:table-cell>
          <table:table-cell table:number-columns-repeated="2"/>
          <table:table-cell table:style-name="ce45" table:formula="of:=[.D4]+[.F$66]" office:value-type="float" office:value="53222.2929829346" calcext:value-type="float">
            <text:p>5322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78H33M00.000000168S" calcext:value-type="time">
            <text:p>10:33:00</text:p>
          </table:table-cell>
          <table:table-cell table:style-name="ce6" table:formula="of:=[.B5]+0-[.B$3]" office:value-type="time" office:time-value="PT00H51M00S" calcext:value-type="time">
            <text:p>00:51:00</text:p>
          </table:table-cell>
          <table:table-cell table:style-name="ce8" table:formula="of:=[.C5]*24*60*60" office:value-type="float" office:value="3060" calcext:value-type="float">
            <text:p>3060</text:p>
          </table:table-cell>
          <table:table-cell table:style-name="ce28" office:value-type="float" office:value="68.2" calcext:value-type="float">
            <text:p>68.2</text:p>
          </table:table-cell>
          <table:table-cell table:style-name="ce52" table:formula="of:=([.E5]-[.E6])/([.D5]-[.D6])" office:value-type="float" office:value="-0.000606060606060615" calcext:value-type="float">
            <text:p>-6.06E-04</text:p>
          </table:table-cell>
          <table:table-cell table:number-columns-repeated="3"/>
          <table:table-cell table:style-name="ce12" table:formula="of:=[.E$3]*EXP(-[.D3]/[.K$2])" office:value-type="float" office:value="69.9" calcext:value-type="float">
            <text:p>6.99E+01</text:p>
          </table:table-cell>
          <table:table-cell table:style-name="ce12" table:formula="of:=[.J5]-[.E3]" office:value-type="float" office:value="0" calcext:value-type="float">
            <text:p>0.00E+00</text:p>
          </table:table-cell>
          <table:table-cell table:style-name="ce12" table:formula="of:=[.K5]^2" office:value-type="float" office:value="0" calcext:value-type="float">
            <text:p>0.00E+00</text:p>
          </table:table-cell>
          <table:table-cell table:style-name="ce35" table:formula="of:=SQRT(AVERAGE([.L6:.L21]))" office:value-type="float" office:value="0.825617419378502" calcext:value-type="float">
            <text:p>0.83</text:p>
          </table:table-cell>
          <table:table-cell table:number-columns-repeated="2"/>
          <table:table-cell table:style-name="ce45" table:formula="of:=[.D5]+[.F$66]" office:value-type="float" office:value="54542.2929829346" calcext:value-type="float">
            <text:p>5454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78H43M59.999999385S" calcext:value-type="time">
            <text:p>10:44:00</text:p>
          </table:table-cell>
          <table:table-cell table:style-name="ce6" table:formula="of:=[.B6]+0-[.B$3]" office:value-type="time" office:time-value="PT01H02M00S" calcext:value-type="time">
            <text:p>01:02:00</text:p>
          </table:table-cell>
          <table:table-cell table:style-name="ce8" table:formula="of:=[.C6]*24*60*60" office:value-type="float" office:value="3720" calcext:value-type="float">
            <text:p>3720</text:p>
          </table:table-cell>
          <table:table-cell table:style-name="ce28" office:value-type="float" office:value="67.8" calcext:value-type="float">
            <text:p>67.8</text:p>
          </table:table-cell>
          <table:table-cell table:style-name="ce52" table:formula="of:=([.E6]-[.E7])/([.D6]-[.D7])" office:value-type="float" office:value="-0.000645161290322582" calcext:value-type="float">
            <text:p>-6.45E-04</text:p>
          </table:table-cell>
          <table:table-cell table:number-columns-repeated="3"/>
          <table:table-cell table:style-name="ce12" table:formula="of:=[.E$3]*EXP(-[.D4]/[.K$2])" office:value-type="float" office:value="69.0324579621375" calcext:value-type="float">
            <text:p>6.90E+01</text:p>
          </table:table-cell>
          <table:table-cell table:style-name="ce12" table:formula="of:=[.J6]-[.E4]" office:value-type="float" office:value="0.132457962137451" calcext:value-type="float">
            <text:p>1.32E-01</text:p>
          </table:table-cell>
          <table:table-cell table:style-name="ce12" table:formula="of:=[.K6]^2" office:value-type="float" office:value="0.0175451117336064" calcext:value-type="float">
            <text:p>1.75E-02</text:p>
          </table:table-cell>
          <table:table-cell table:style-name="ce12"/>
          <table:table-cell table:number-columns-repeated="2"/>
          <table:table-cell table:style-name="ce45" table:formula="of:=[.D6]+[.F$66]" office:value-type="float" office:value="55202.2929829346" calcext:value-type="float">
            <text:p>5520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79H15M00S" calcext:value-type="time">
            <text:p>11:15:00</text:p>
          </table:table-cell>
          <table:table-cell table:style-name="ce6" table:formula="of:=[.B7]+0-[.B$3]" office:value-type="time" office:time-value="PT01H33M00S" calcext:value-type="time">
            <text:p>01:33:00</text:p>
          </table:table-cell>
          <table:table-cell table:style-name="ce8" table:formula="of:=[.C7]*24*60*60" office:value-type="float" office:value="5580" calcext:value-type="float">
            <text:p>5580</text:p>
          </table:table-cell>
          <table:table-cell table:style-name="ce28" office:value-type="float" office:value="66.6" calcext:value-type="float">
            <text:p>66.6</text:p>
          </table:table-cell>
          <table:table-cell table:style-name="ce52" table:formula="of:=([.E7]-[.E8])/([.D7]-[.D8])" office:value-type="float" office:value="-0.000531914893617021" calcext:value-type="float">
            <text:p>-5.32E-04</text:p>
          </table:table-cell>
          <table:table-cell table:number-columns-repeated="3"/>
          <table:table-cell table:style-name="ce12" table:formula="of:=[.E$3]*EXP(-[.D5]/[.K$2])" office:value-type="float" office:value="68.3815122423779" calcext:value-type="float">
            <text:p>6.84E+01</text:p>
          </table:table-cell>
          <table:table-cell table:style-name="ce12" table:formula="of:=[.J7]-[.E5]" office:value-type="float" office:value="0.181512242377892" calcext:value-type="float">
            <text:p>1.82E-01</text:p>
          </table:table-cell>
          <table:table-cell table:style-name="ce12" table:formula="of:=[.K7]^2" office:value-type="float" office:value="0.0329466941330505" calcext:value-type="float">
            <text:p>3.29E-02</text:p>
          </table:table-cell>
          <table:table-cell table:style-name="ce12"/>
          <table:table-cell table:number-columns-repeated="2"/>
          <table:table-cell table:style-name="ce45" table:formula="of:=[.D7]+[.F$66]" office:value-type="float" office:value="57062.2929829346" calcext:value-type="float">
            <text:p>5706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0H01M59.999999553S" calcext:value-type="time">
            <text:p>12:02:00</text:p>
          </table:table-cell>
          <table:table-cell table:style-name="ce6" table:formula="of:=[.B8]+0-[.B$3]" office:value-type="time" office:time-value="PT02H20M00S" calcext:value-type="time">
            <text:p>02:20:00</text:p>
          </table:table-cell>
          <table:table-cell table:style-name="ce8" table:formula="of:=[.C8]*24*60*60" office:value-type="float" office:value="8400" calcext:value-type="float">
            <text:p>8400</text:p>
          </table:table-cell>
          <table:table-cell table:style-name="ce28" office:value-type="float" office:value="65.1" calcext:value-type="float">
            <text:p>65.1</text:p>
          </table:table-cell>
          <table:table-cell table:style-name="ce52" table:formula="of:=([.E8]-[.E9])/([.D8]-[.D9])" office:value-type="float" office:value="-0.000537634408602149" calcext:value-type="float">
            <text:p>-5.38E-04</text:p>
          </table:table-cell>
          <table:table-cell table:number-columns-repeated="3"/>
          <table:table-cell table:style-name="ce12" table:formula="of:=[.E$3]*EXP(-[.D6]/[.K$2])" office:value-type="float" office:value="68.0583448122934" calcext:value-type="float">
            <text:p>6.81E+01</text:p>
          </table:table-cell>
          <table:table-cell table:style-name="ce12" table:formula="of:=[.J8]-[.E6]" office:value-type="float" office:value="0.258344812293387" calcext:value-type="float">
            <text:p>2.58E-01</text:p>
          </table:table-cell>
          <table:table-cell table:style-name="ce12" table:formula="of:=[.K8]^2" office:value-type="float" office:value="0.0667420420389056" calcext:value-type="float">
            <text:p>6.67E-02</text:p>
          </table:table-cell>
          <table:table-cell table:style-name="ce12"/>
          <table:table-cell table:number-columns-repeated="2"/>
          <table:table-cell table:style-name="ce45" table:formula="of:=[.D8]+[.F$66]" office:value-type="float" office:value="59882.2929829346" calcext:value-type="float">
            <text:p>5988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1H03M59.999999944S" calcext:value-type="time">
            <text:p>13:04:00</text:p>
          </table:table-cell>
          <table:table-cell table:style-name="ce6" table:formula="of:=[.B9]+0-[.B$3]" office:value-type="time" office:time-value="PT03H22M00S" calcext:value-type="time">
            <text:p>03:22:00</text:p>
          </table:table-cell>
          <table:table-cell table:style-name="ce8" table:formula="of:=[.C9]*24*60*60" office:value-type="float" office:value="12120" calcext:value-type="float">
            <text:p>12120</text:p>
          </table:table-cell>
          <table:table-cell table:style-name="ce28" office:value-type="float" office:value="63.1" calcext:value-type="float">
            <text:p>63.1</text:p>
          </table:table-cell>
          <table:table-cell table:style-name="ce52" table:formula="of:=([.E9]-[.E10])/([.D9]-[.D10])" office:value-type="float" office:value="-0.00050925925925926" calcext:value-type="float">
            <text:p>-5.09E-04</text:p>
          </table:table-cell>
          <table:table-cell table:number-columns-repeated="3"/>
          <table:table-cell table:style-name="ce12" table:formula="of:=[.E$3]*EXP(-[.D7]/[.K$2])" office:value-type="float" office:value="67.1557937014912" calcext:value-type="float">
            <text:p>6.72E+01</text:p>
          </table:table-cell>
          <table:table-cell table:style-name="ce12" table:formula="of:=[.J9]-[.E7]" office:value-type="float" office:value="0.555793701491183" calcext:value-type="float">
            <text:p>5.56E-01</text:p>
          </table:table-cell>
          <table:table-cell table:style-name="ce12" table:formula="of:=[.K9]^2" office:value-type="float" office:value="0.30890663861727" calcext:value-type="float">
            <text:p>3.09E-01</text:p>
          </table:table-cell>
          <table:table-cell table:number-columns-repeated="3"/>
          <table:table-cell table:style-name="ce45" table:formula="of:=[.D9]+[.F$66]" office:value-type="float" office:value="63602.2929829346" calcext:value-type="float">
            <text:p>6360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1H40M00.000000279S" calcext:value-type="time">
            <text:p>13:40:00</text:p>
          </table:table-cell>
          <table:table-cell table:style-name="ce6" table:formula="of:=[.B10]+0-[.B$3]" office:value-type="time" office:time-value="PT03H58M00S" calcext:value-type="time">
            <text:p>03:58:00</text:p>
          </table:table-cell>
          <table:table-cell table:style-name="ce8" table:formula="of:=[.C10]*24*60*60" office:value-type="float" office:value="14280" calcext:value-type="float">
            <text:p>14280</text:p>
          </table:table-cell>
          <table:table-cell table:style-name="ce28" office:value-type="float" office:value="62" calcext:value-type="float">
            <text:p>62</text:p>
          </table:table-cell>
          <table:table-cell table:style-name="ce52" table:formula="of:=([.E10]-[.E11])/([.D10]-[.D11])" office:value-type="float" office:value="-0.000459770114942529" calcext:value-type="float">
            <text:p>-4.60E-04</text:p>
          </table:table-cell>
          <table:table-cell table:number-columns-repeated="3"/>
          <table:table-cell table:style-name="ce12" table:formula="of:=[.E$3]*EXP(-[.D8]/[.K$2])" office:value-type="float" office:value="65.8101873463147" calcext:value-type="float">
            <text:p>6.58E+01</text:p>
          </table:table-cell>
          <table:table-cell table:style-name="ce12" table:formula="of:=[.J10]-[.E8]" office:value-type="float" office:value="0.710187346314683" calcext:value-type="float">
            <text:p>7.10E-01</text:p>
          </table:table-cell>
          <table:table-cell table:style-name="ce12" table:formula="of:=[.K10]^2" office:value-type="float" office:value="0.504366066865492" calcext:value-type="float">
            <text:p>5.04E-01</text:p>
          </table:table-cell>
          <table:table-cell table:number-columns-repeated="3"/>
          <table:table-cell table:style-name="ce45" table:formula="of:=[.D10]+[.F$66]" office:value-type="float" office:value="65762.2929829346" calcext:value-type="float">
            <text:p>6576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2H37M59.999999888S" calcext:value-type="time">
            <text:p>14:38:00</text:p>
          </table:table-cell>
          <table:table-cell table:style-name="ce6" table:formula="of:=[.B11]+0-[.B$3]" office:value-type="time" office:time-value="PT04H56M00S" calcext:value-type="time">
            <text:p>04:56:00</text:p>
          </table:table-cell>
          <table:table-cell table:style-name="ce8" table:formula="of:=[.C11]*24*60*60" office:value-type="float" office:value="17760" calcext:value-type="float">
            <text:p>17760</text:p>
          </table:table-cell>
          <table:table-cell table:style-name="ce28" office:value-type="float" office:value="60.4" calcext:value-type="float">
            <text:p>60.4</text:p>
          </table:table-cell>
          <table:table-cell table:style-name="ce52" table:formula="of:=([.E11]-[.E12])/([.D11]-[.D12])" office:value-type="float" office:value="-0.000465116279069766" calcext:value-type="float">
            <text:p>-4.65E-04</text:p>
          </table:table-cell>
          <table:table-cell table:number-columns-repeated="3"/>
          <table:table-cell table:style-name="ce12" table:formula="of:=[.E$3]*EXP(-[.D9]/[.K$2])" office:value-type="float" office:value="64.0762864460245" calcext:value-type="float">
            <text:p>6.41E+01</text:p>
          </table:table-cell>
          <table:table-cell table:style-name="ce12" table:formula="of:=[.J11]-[.E9]" office:value-type="float" office:value="0.976286446024467" calcext:value-type="float">
            <text:p>9.76E-01</text:p>
          </table:table-cell>
          <table:table-cell table:style-name="ce12" table:formula="of:=[.K11]^2" office:value-type="float" office:value="0.953135224691085" calcext:value-type="float">
            <text:p>9.53E-01</text:p>
          </table:table-cell>
          <table:table-cell table:number-columns-repeated="3"/>
          <table:table-cell table:style-name="ce45" table:formula="of:=[.D11]+[.F$66]" office:value-type="float" office:value="69242.2929829346" calcext:value-type="float">
            <text:p>6924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3H20M59.999999497S" calcext:value-type="time">
            <text:p>15:21:00</text:p>
          </table:table-cell>
          <table:table-cell table:style-name="ce6" table:formula="of:=[.B12]+0-[.B$3]" office:value-type="time" office:time-value="PT05H39M00S" calcext:value-type="time">
            <text:p>05:39:00</text:p>
          </table:table-cell>
          <table:table-cell table:style-name="ce8" table:formula="of:=[.C12]*24*60*60" office:value-type="float" office:value="20340" calcext:value-type="float">
            <text:p>20340</text:p>
          </table:table-cell>
          <table:table-cell table:style-name="ce28" office:value-type="float" office:value="59.2" calcext:value-type="float">
            <text:p>59.2</text:p>
          </table:table-cell>
          <table:table-cell table:style-name="ce52" table:formula="of:=([.E12]-[.E13])/([.D12]-[.D13])" office:value-type="float" office:value="-0.000396825396825396" calcext:value-type="float">
            <text:p>-3.97E-04</text:p>
          </table:table-cell>
          <table:table-cell table:number-columns-repeated="3"/>
          <table:table-cell table:style-name="ce12" table:formula="of:=[.E$3]*EXP(-[.D10]/[.K$2])" office:value-type="float" office:value="63.0905470467428" calcext:value-type="float">
            <text:p>6.31E+01</text:p>
          </table:table-cell>
          <table:table-cell table:style-name="ce12" table:formula="of:=[.J12]-[.E10]" office:value-type="float" office:value="1.09054704674275" calcext:value-type="float">
            <text:p>1.09E+00</text:p>
          </table:table-cell>
          <table:table-cell table:style-name="ce12" table:formula="of:=[.K12]^2" office:value-type="float" office:value="1.18929286115933" calcext:value-type="float">
            <text:p>1.19E+00</text:p>
          </table:table-cell>
          <table:table-cell table:number-columns-repeated="3"/>
          <table:table-cell table:style-name="ce45" table:formula="of:=[.D12]+[.F$66]" office:value-type="float" office:value="71822.2929829346" calcext:value-type="float">
            <text:p>7182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5H48M00.000000168S" calcext:value-type="time">
            <text:p>17:48:00</text:p>
          </table:table-cell>
          <table:table-cell table:style-name="ce6" table:formula="of:=[.B13]+0-[.B$3]" office:value-type="time" office:time-value="PT08H06M00S" calcext:value-type="time">
            <text:p>08:06:00</text:p>
          </table:table-cell>
          <table:table-cell table:style-name="ce8" table:formula="of:=[.C13]*24*60*60" office:value-type="float" office:value="29160" calcext:value-type="float">
            <text:p>29160</text:p>
          </table:table-cell>
          <table:table-cell table:style-name="ce28" office:value-type="float" office:value="55.7" calcext:value-type="float">
            <text:p>55.7</text:p>
          </table:table-cell>
          <table:table-cell table:style-name="ce52" table:formula="of:=([.E13]-[.E14])/([.D13]-[.D14])" office:value-type="float" office:value="-0.000394736842105264" calcext:value-type="float">
            <text:p>-3.95E-04</text:p>
          </table:table-cell>
          <table:table-cell table:number-columns-repeated="3"/>
          <table:table-cell table:style-name="ce12" table:formula="of:=[.E$3]*EXP(-[.D11]/[.K$2])" office:value-type="float" office:value="61.5342080875183" calcext:value-type="float">
            <text:p>6.15E+01</text:p>
          </table:table-cell>
          <table:table-cell table:style-name="ce12" table:formula="of:=[.J13]-[.E11]" office:value-type="float" office:value="1.13420808751834" calcext:value-type="float">
            <text:p>1.13E+00</text:p>
          </table:table-cell>
          <table:table-cell table:style-name="ce12" table:formula="of:=[.K13]^2" office:value-type="float" office:value="1.28642798579201" calcext:value-type="float">
            <text:p>1.29E+00</text:p>
          </table:table-cell>
          <table:table-cell table:number-columns-repeated="3"/>
          <table:table-cell table:style-name="ce45" table:formula="of:=[.D13]+[.F$66]" office:value-type="float" office:value="80642.2929829346" calcext:value-type="float">
            <text:p>8064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7H41M59.999998994S" calcext:value-type="time">
            <text:p>19:42:00</text:p>
          </table:table-cell>
          <table:table-cell table:style-name="ce6" table:formula="of:=[.B14]+0-[.B$3]" office:value-type="time" office:time-value="PT10H00M00S" calcext:value-type="time">
            <text:p>10:00:00</text:p>
          </table:table-cell>
          <table:table-cell table:style-name="ce8" table:formula="of:=[.C14]*24*60*60" office:value-type="float" office:value="36000" calcext:value-type="float">
            <text:p>36000</text:p>
          </table:table-cell>
          <table:table-cell table:style-name="ce28" office:value-type="float" office:value="53" calcext:value-type="float">
            <text:p>53</text:p>
          </table:table-cell>
          <table:table-cell table:style-name="ce52" table:formula="of:=([.E14]-[.E15])/([.D14]-[.D15])" office:value-type="float" office:value="-0.000375586854460094" calcext:value-type="float">
            <text:p>-3.76E-04</text:p>
          </table:table-cell>
          <table:table-cell table:number-columns-repeated="3"/>
          <table:table-cell table:style-name="ce12" table:formula="of:=[.E$3]*EXP(-[.D12]/[.K$2])" office:value-type="float" office:value="60.4052063600354" calcext:value-type="float">
            <text:p>6.04E+01</text:p>
          </table:table-cell>
          <table:table-cell table:style-name="ce12" table:formula="of:=[.J14]-[.E12]" office:value-type="float" office:value="1.20520636003538" calcext:value-type="float">
            <text:p>1.21E+00</text:p>
          </table:table-cell>
          <table:table-cell table:style-name="ce12" table:formula="of:=[.K14]^2" office:value-type="float" office:value="1.45252237026972" calcext:value-type="float">
            <text:p>1.45E+00</text:p>
          </table:table-cell>
          <table:table-cell table:number-columns-repeated="3"/>
          <table:table-cell table:style-name="ce45" table:formula="of:=[.D14]+[.F$66]" office:value-type="float" office:value="87482.2929829346" calcext:value-type="float">
            <text:p>8748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88H52M59.999999888S" calcext:value-type="time">
            <text:p>20:53:00</text:p>
          </table:table-cell>
          <table:table-cell table:style-name="ce6" table:formula="of:=[.B15]+0-[.B$3]" office:value-type="time" office:time-value="PT11H11M00S" calcext:value-type="time">
            <text:p>11:11:00</text:p>
          </table:table-cell>
          <table:table-cell table:style-name="ce8" table:formula="of:=[.C15]*24*60*60" office:value-type="float" office:value="40260" calcext:value-type="float">
            <text:p>40260</text:p>
          </table:table-cell>
          <table:table-cell table:style-name="ce28" office:value-type="float" office:value="51.4" calcext:value-type="float">
            <text:p>51.4</text:p>
          </table:table-cell>
          <table:table-cell table:style-name="ce52" table:formula="of:=([.E15]-[.E16])/([.D15]-[.D16])" office:value-type="float" office:value="-0.000361445783132529" calcext:value-type="float">
            <text:p>-3.61E-04</text:p>
          </table:table-cell>
          <table:table-cell table:number-columns-repeated="3"/>
          <table:table-cell table:style-name="ce12" table:formula="of:=[.E$3]*EXP(-[.D13]/[.K$2])" office:value-type="float" office:value="56.6997470338578" calcext:value-type="float">
            <text:p>5.67E+01</text:p>
          </table:table-cell>
          <table:table-cell table:style-name="ce12" table:formula="of:=[.J15]-[.E13]" office:value-type="float" office:value="0.999747033857801" calcext:value-type="float">
            <text:p>1.00E+00</text:p>
          </table:table-cell>
          <table:table-cell table:style-name="ce12" table:formula="of:=[.K15]^2" office:value-type="float" office:value="0.999494131707471" calcext:value-type="float">
            <text:p>9.99E-01</text:p>
          </table:table-cell>
          <table:table-cell table:number-columns-repeated="3"/>
          <table:table-cell table:style-name="ce45" table:formula="of:=[.D15]+[.F$66]" office:value-type="float" office:value="91742.2929829346" calcext:value-type="float">
            <text:p>9174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90H15M59.999998938S" calcext:value-type="time">
            <text:p>22:16:00</text:p>
          </table:table-cell>
          <table:table-cell table:style-name="ce6" table:formula="of:=[.B16]+0-[.B$3]" office:value-type="time" office:time-value="PT12H34M00S" calcext:value-type="time">
            <text:p>12:34:00</text:p>
          </table:table-cell>
          <table:table-cell table:style-name="ce8" table:formula="of:=[.C16]*24*60*60" office:value-type="float" office:value="45240" calcext:value-type="float">
            <text:p>45240</text:p>
          </table:table-cell>
          <table:table-cell table:style-name="ce28" office:value-type="float" office:value="49.6" calcext:value-type="float">
            <text:p>49.6</text:p>
          </table:table-cell>
          <table:table-cell table:style-name="ce52" table:formula="of:=([.E16]-[.E17])/([.D16]-[.D17])" office:value-type="float" office:value="-0.00034090909090909" calcext:value-type="float">
            <text:p>-3.41E-04</text:p>
          </table:table-cell>
          <table:table-cell table:number-columns-repeated="3"/>
          <table:table-cell table:style-name="ce12" table:formula="of:=[.E$3]*EXP(-[.D14]/[.K$2])" office:value-type="float" office:value="53.9833491121531" calcext:value-type="float">
            <text:p>5.40E+01</text:p>
          </table:table-cell>
          <table:table-cell table:style-name="ce12" table:formula="of:=[.J16]-[.E14]" office:value-type="float" office:value="0.983349112153078" calcext:value-type="float">
            <text:p>9.83E-01</text:p>
          </table:table-cell>
          <table:table-cell table:style-name="ce12" table:formula="of:=[.K16]^2" office:value-type="float" office:value="0.966975476372248" calcext:value-type="float">
            <text:p>9.67E-01</text:p>
          </table:table-cell>
          <table:table-cell table:number-columns-repeated="3"/>
          <table:table-cell table:style-name="ce45" table:formula="of:=[.D16]+[.F$66]" office:value-type="float" office:value="96722.2929829346" calcext:value-type="float">
            <text:p>9672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91H00M00S" calcext:value-type="time">
            <text:p>23:00:00</text:p>
          </table:table-cell>
          <table:table-cell table:style-name="ce6" table:formula="of:=[.B17]+0-[.B$3]" office:value-type="time" office:time-value="PT13H18M00S" calcext:value-type="time">
            <text:p>13:18:00</text:p>
          </table:table-cell>
          <table:table-cell table:style-name="ce8" table:formula="of:=[.C17]*24*60*60" office:value-type="float" office:value="47880" calcext:value-type="float">
            <text:p>47880</text:p>
          </table:table-cell>
          <table:table-cell table:style-name="ce28" office:value-type="float" office:value="48.7" calcext:value-type="float">
            <text:p>48.7</text:p>
          </table:table-cell>
          <table:table-cell table:style-name="ce52" table:formula="of:=([.E17]-[.E18])/([.D17]-[.D18])" office:value-type="float" office:value="-0.00032051282051282" calcext:value-type="float">
            <text:p>-3.21E-04</text:p>
          </table:table-cell>
          <table:table-cell table:number-columns-repeated="3"/>
          <table:table-cell table:style-name="ce12" table:formula="of:=[.E$3]*EXP(-[.D15]/[.K$2])" office:value-type="float" office:value="52.3577254366566" calcext:value-type="float">
            <text:p>5.24E+01</text:p>
          </table:table-cell>
          <table:table-cell table:style-name="ce12" table:formula="of:=[.J17]-[.E15]" office:value-type="float" office:value="0.957725436656631" calcext:value-type="float">
            <text:p>9.58E-01</text:p>
          </table:table-cell>
          <table:table-cell table:style-name="ce12" table:formula="of:=[.K17]^2" office:value-type="float" office:value="0.917238012019134" calcext:value-type="float">
            <text:p>9.17E-01</text:p>
          </table:table-cell>
          <table:table-cell table:number-columns-repeated="3"/>
          <table:table-cell table:style-name="ce45" table:formula="of:=[.D17]+[.F$66]" office:value-type="float" office:value="99362.2929829346" calcext:value-type="float">
            <text:p>9936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193H09M59.999999441S" calcext:value-type="time">
            <text:p>01:10:00</text:p>
          </table:table-cell>
          <table:table-cell table:style-name="ce6" table:formula="of:=[.B18]+0-[.B$3]" office:value-type="time" office:time-value="PT15H28M00S" calcext:value-type="time">
            <text:p>15:28:00</text:p>
          </table:table-cell>
          <table:table-cell table:style-name="ce8" table:formula="of:=[.C18]*24*60*60" office:value-type="float" office:value="55680" calcext:value-type="float">
            <text:p>55680</text:p>
          </table:table-cell>
          <table:table-cell table:style-name="ce28" office:value-type="float" office:value="46.2" calcext:value-type="float">
            <text:p>46.2</text:p>
          </table:table-cell>
          <table:table-cell table:style-name="ce52" table:formula="of:=([.E18]-[.E19])/([.D18]-[.D19])" office:value-type="float" office:value="-0.000267072346179852" calcext:value-type="float">
            <text:p>-2.67E-04</text:p>
          </table:table-cell>
          <table:table-cell table:number-columns-repeated="3"/>
          <table:table-cell table:style-name="ce12" table:formula="of:=[.E$3]*EXP(-[.D16]/[.K$2])" office:value-type="float" office:value="50.5193054435621" calcext:value-type="float">
            <text:p>5.05E+01</text:p>
          </table:table-cell>
          <table:table-cell table:style-name="ce12" table:formula="of:=[.J18]-[.E16]" office:value-type="float" office:value="0.919305443562074" calcext:value-type="float">
            <text:p>9.19E-01</text:p>
          </table:table-cell>
          <table:table-cell table:style-name="ce12" table:formula="of:=[.K18]^2" office:value-type="float" office:value="0.845122498562861" calcext:value-type="float">
            <text:p>8.45E-01</text:p>
          </table:table-cell>
          <table:table-cell table:number-columns-repeated="3"/>
          <table:table-cell table:style-name="ce45" table:formula="of:=[.D18]+[.F$66]" office:value-type="float" office:value="107162.292982935" calcext:value-type="float">
            <text:p>107162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time" office:time-value="PT1062201H22M59.999999888S" calcext:value-type="time">
            <text:p>09:23:00</text:p>
          </table:table-cell>
          <table:table-cell table:style-name="ce6" table:formula="of:=[.B19]+0-[.B$3]" office:value-type="time" office:time-value="PT23H41M00S" calcext:value-type="time">
            <text:p>23:41:00</text:p>
          </table:table-cell>
          <table:table-cell table:style-name="ce8" table:formula="of:=[.C19]*24*60*60" office:value-type="float" office:value="85260" calcext:value-type="float">
            <text:p>85260</text:p>
          </table:table-cell>
          <table:table-cell table:style-name="ce28" office:value-type="float" office:value="38.3" calcext:value-type="float">
            <text:p>38.3</text:p>
          </table:table-cell>
          <table:table-cell table:style-name="ce52" table:formula="of:=([.E19]-[.E20])/([.D19]-[.D20])" office:value-type="float" office:value="0.000449214168425991" calcext:value-type="float">
            <text:p>4.49E-04</text:p>
          </table:table-cell>
          <table:table-cell table:number-columns-repeated="3"/>
          <table:table-cell table:style-name="ce12" table:formula="of:=[.E$3]*EXP(-[.D17]/[.K$2])" office:value-type="float" office:value="49.5710477824385" calcext:value-type="float">
            <text:p>4.96E+01</text:p>
          </table:table-cell>
          <table:table-cell table:style-name="ce12" table:formula="of:=[.J19]-[.E17]" office:value-type="float" office:value="0.871047782438524" calcext:value-type="float">
            <text:p>8.71E-01</text:p>
          </table:table-cell>
          <table:table-cell table:style-name="ce12" table:formula="of:=[.K19]^2" office:value-type="float" office:value="0.75872423929107" calcext:value-type="float">
            <text:p>7.59E-01</text:p>
          </table:table-cell>
          <table:table-cell table:number-columns-repeated="3"/>
          <table:table-cell table:style-name="ce45" table:formula="of:=[.D19]+[.F$66]" office:value-type="float" office:value="136742.292982935" calcext:value-type="float">
            <text:p>13674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E$3]*EXP(-[.D18]/[.K$2])" office:value-type="float" office:value="46.8720921971871" calcext:value-type="float">
            <text:p>4.69E+01</text:p>
          </table:table-cell>
          <table:table-cell table:style-name="ce12" table:formula="of:=[.J20]-[.E18]" office:value-type="float" office:value="0.672092197187041" calcext:value-type="float">
            <text:p>6.72E-01</text:p>
          </table:table-cell>
          <table:table-cell table:style-name="ce12" table:formula="of:=[.K20]^2" office:value-type="float" office:value="0.451707921519704" calcext:value-type="float">
            <text:p>4.52E-01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E$3]*EXP(-[.D19]/[.K$2])" office:value-type="float" office:value="37.9060981135784" calcext:value-type="float">
            <text:p>3.79E+01</text:p>
          </table:table-cell>
          <table:table-cell table:style-name="ce12" table:formula="of:=[.J21]-[.E19]" office:value-type="float" office:value="-0.393901886421638" calcext:value-type="float">
            <text:p>-3.94E-01</text:p>
          </table:table-cell>
          <table:table-cell table:style-name="ce12" table:formula="of:=[.K21]^2" office:value-type="float" office:value="0.155158696126525" calcext:value-type="float">
            <text:p>1.55E-01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ce42" office:value-type="float" office:value="100" calcext:value-type="float">
            <text:p>100.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25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[.C$31]*EXP(-[.B32]/[.K$2])" office:value-type="float" office:value="97.4491970186724" calcext:value-type="float">
            <text:p>97.4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7200" calcext:value-type="float">
            <text:p>7200</text:p>
          </table:table-cell>
          <table:table-cell table:formula="of:=[.C$31]*EXP(-[.B33]/[.K$2])" office:value-type="float" office:value="94.9634599958403" calcext:value-type="float">
            <text:p>95.0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10800" calcext:value-type="float">
            <text:p>10800</text:p>
          </table:table-cell>
          <table:table-cell table:formula="of:=[.C$31]*EXP(-[.B34]/[.K$2])" office:value-type="float" office:value="92.5411292270946" calcext:value-type="float">
            <text:p>92.5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14400" calcext:value-type="float">
            <text:p>14400</text:p>
          </table:table-cell>
          <table:table-cell table:formula="of:=[.C$31]*EXP(-[.B35]/[.K$2])" office:value-type="float" office:value="90.1805873438156" calcext:value-type="float">
            <text:p>90.2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18000" calcext:value-type="float">
            <text:p>18000</text:p>
          </table:table-cell>
          <table:table-cell table:formula="of:=[.C$31]*EXP(-[.B36]/[.K$2])" office:value-type="float" office:value="87.8802582332708" calcext:value-type="float">
            <text:p>87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21600" calcext:value-type="float">
            <text:p>21600</text:p>
          </table:table-cell>
          <table:table-cell table:formula="of:=[.C$31]*EXP(-[.B37]/[.K$2])" office:value-type="float" office:value="85.6386059862582" calcext:value-type="float">
            <text:p>85.6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25200" calcext:value-type="float">
            <text:p>25200</text:p>
          </table:table-cell>
          <table:table-cell table:formula="of:=[.C$31]*EXP(-[.B38]/[.K$2])" office:value-type="float" office:value="83.4541338715933" calcext:value-type="float">
            <text:p>83.5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28800" calcext:value-type="float">
            <text:p>28800</text:p>
          </table:table-cell>
          <table:table-cell table:formula="of:=[.C$31]*EXP(-[.B39]/[.K$2])" office:value-type="float" office:value="81.3253833367556" calcext:value-type="float">
            <text:p>81.3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32400" calcext:value-type="float">
            <text:p>32400</text:p>
          </table:table-cell>
          <table:table-cell table:formula="of:=[.C$31]*EXP(-[.B40]/[.K$2])" office:value-type="float" office:value="79.2509330340255" calcext:value-type="float">
            <text:p>79.3</text:p>
          </table:table-cell>
          <table:table-cell table:number-columns-repeated="23"/>
        </table:table-row>
        <table:table-row table:style-name="ro1">
          <table:table-cell/>
          <table:table-cell table:formula="of:=[.B40]+60*60" office:value-type="float" office:value="36000" calcext:value-type="float">
            <text:p>36000</text:p>
          </table:table-cell>
          <table:table-cell table:formula="of:=[.C$31]*EXP(-[.B41]/[.K$2])" office:value-type="float" office:value="77.2293978714637" calcext:value-type="float">
            <text:p>77.2</text:p>
          </table:table-cell>
          <table:table-cell table:number-columns-repeated="23"/>
        </table:table-row>
        <table:table-row table:style-name="ro1">
          <table:table-cell/>
          <table:table-cell table:formula="of:=[.B41]+60*60" office:value-type="float" office:value="39600" calcext:value-type="float">
            <text:p>39600</text:p>
          </table:table-cell>
          <table:table-cell table:formula="of:=[.C$31]*EXP(-[.B42]/[.K$2])" office:value-type="float" office:value="75.259428088097" calcext:value-type="float">
            <text:p>75.3</text:p>
          </table:table-cell>
          <table:table-cell table:number-columns-repeated="23"/>
        </table:table-row>
        <table:table-row table:style-name="ro1">
          <table:table-cell/>
          <table:table-cell table:formula="of:=[.B42]+60*60" office:value-type="float" office:value="43200" calcext:value-type="float">
            <text:p>43200</text:p>
          </table:table-cell>
          <table:table-cell table:formula="of:=[.C$31]*EXP(-[.B43]/[.K$2])" office:value-type="float" office:value="73.3397083526957" calcext:value-type="float">
            <text:p>73.3</text:p>
          </table:table-cell>
          <table:table-cell table:number-columns-repeated="23"/>
        </table:table-row>
        <table:table-row table:style-name="ro1">
          <table:table-cell/>
          <table:table-cell table:formula="of:=[.B43]+60*60" office:value-type="float" office:value="46800" calcext:value-type="float">
            <text:p>46800</text:p>
          </table:table-cell>
          <table:table-cell table:formula="of:=[.C$31]*EXP(-[.B44]/[.K$2])" office:value-type="float" office:value="71.4689568855382" calcext:value-type="float">
            <text:p>71.5</text:p>
          </table:table-cell>
          <table:table-cell table:number-columns-repeated="23"/>
        </table:table-row>
        <table:table-row table:style-name="ro1">
          <table:table-cell/>
          <table:table-cell table:formula="of:=[.B44]+60*60" office:value-type="float" office:value="50400" calcext:value-type="float">
            <text:p>50400</text:p>
          </table:table-cell>
          <table:table-cell table:formula="of:=[.C$31]*EXP(-[.B45]/[.K$2])" office:value-type="float" office:value="69.6459246025782" calcext:value-type="float">
            <text:p>69.6</text:p>
          </table:table-cell>
          <table:table-cell table:number-columns-repeated="23"/>
        </table:table-row>
        <table:table-row table:style-name="ro1">
          <table:table-cell/>
          <table:table-cell table:formula="of:=[.B45]+60*60" office:value-type="float" office:value="54000" calcext:value-type="float">
            <text:p>54000</text:p>
          </table:table-cell>
          <table:table-cell table:formula="of:=[.C$31]*EXP(-[.B46]/[.K$2])" office:value-type="float" office:value="67.8693942814424" calcext:value-type="float">
            <text:p>67.9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57600" calcext:value-type="float">
            <text:p>57600</text:p>
          </table:table-cell>
          <table:table-cell table:formula="of:=[.C$31]*EXP(-[.B47]/[.K$2])" office:value-type="float" office:value="66.1381797487024" calcext:value-type="float">
            <text:p>66.1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61200" calcext:value-type="float">
            <text:p>61200</text:p>
          </table:table-cell>
          <table:table-cell table:formula="of:=[.C$31]*EXP(-[.B48]/[.K$2])" office:value-type="float" office:value="64.4511250878767" calcext:value-type="float">
            <text:p>64.5</text:p>
          </table:table-cell>
          <table:table-cell table:number-columns-repeated="23"/>
        </table:table-row>
        <table:table-row table:style-name="ro1">
          <table:table-cell/>
          <table:table-cell table:formula="of:=[.B48]+60*60" office:value-type="float" office:value="64800" calcext:value-type="float">
            <text:p>64800</text:p>
          </table:table-cell>
          <table:table-cell table:formula="of:=[.C$31]*EXP(-[.B49]/[.K$2])" office:value-type="float" office:value="62.807103867636" calcext:value-type="float">
            <text:p>62.8</text:p>
          </table:table-cell>
          <table:table-cell table:number-columns-repeated="23"/>
        </table:table-row>
        <table:table-row table:style-name="ro1">
          <table:table-cell/>
          <table:table-cell table:formula="of:=[.B49]+60*60" office:value-type="float" office:value="68400" calcext:value-type="float">
            <text:p>68400</text:p>
          </table:table-cell>
          <table:table-cell table:formula="of:=[.C$31]*EXP(-[.B50]/[.K$2])" office:value-type="float" office:value="61.2050183896948" calcext:value-type="float">
            <text:p>61.2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72000" calcext:value-type="float">
            <text:p>72000</text:p>
          </table:table-cell>
          <table:table-cell table:formula="of:=[.C$31]*EXP(-[.B51]/[.K$2])" office:value-type="float" office:value="59.6437989558884" calcext:value-type="float">
            <text:p>59.6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75600" calcext:value-type="float">
            <text:p>75600</text:p>
          </table:table-cell>
          <table:table-cell table:formula="of:=[.C$31]*EXP(-[.B52]/[.K$2])" office:value-type="float" office:value="58.1224031539445" calcext:value-type="float">
            <text:p>58.1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79200" calcext:value-type="float">
            <text:p>79200</text:p>
          </table:table-cell>
          <table:table-cell table:formula="of:=[.C$31]*EXP(-[.B53]/[.K$2])" office:value-type="float" office:value="56.6398151614745" calcext:value-type="float">
            <text:p>56.6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82800" calcext:value-type="float">
            <text:p>82800</text:p>
          </table:table-cell>
          <table:table-cell table:formula="of:=[.C$31]*EXP(-[.B54]/[.K$2])" office:value-type="float" office:value="55.1950450677171" calcext:value-type="float">
            <text:p>55.2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86400" calcext:value-type="float">
            <text:p>86400</text:p>
          </table:table-cell>
          <table:table-cell table:formula="of:=[.C$31]*EXP(-[.B55]/[.K$2])" office:value-type="float" office:value="53.7871282125847" calcext:value-type="float">
            <text:p>53.8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90000" calcext:value-type="float">
            <text:p>90000</text:p>
          </table:table-cell>
          <table:table-cell table:formula="of:=[.C$31]*EXP(-[.B56]/[.K$2])" office:value-type="float" office:value="52.4151245425676" calcext:value-type="float">
            <text:p>52.4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93600" calcext:value-type="float">
            <text:p>93600</text:p>
          </table:table-cell>
          <table:table-cell table:formula="of:=[.C$31]*EXP(-[.B57]/[.K$2])" office:value-type="float" office:value="51.0781179830692" calcext:value-type="float">
            <text:p>51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57]+60*60" office:value-type="float" office:value="97200" calcext:value-type="float">
            <text:p>97200</text:p>
          </table:table-cell>
          <table:table-cell table:formula="of:=[.C$31]*EXP(-[.B58]/[.K$2])" office:value-type="float" office:value="49.775215826751" calcext:value-type="float">
            <text:p>49.8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[.E58]/[.C31])*[.K2]" office:value-type="float" office:value="71170.4108346906" calcext:value-type="float">
            <text:p>71170</text:p>
          </table:table-cell>
          <table:table-cell table:number-columns-repeated="9"/>
          <table:table-cell table:formula="of:=[.P59]-60*60" office:value-type="float" office:value="67570.4108346906" calcext:value-type="float">
            <text:p>67570.4108346906</text:p>
          </table:table-cell>
          <table:table-cell table:formula="of:=[.C$31]*EXP(-[.P58]/[.K$2])" office:value-type="float" office:value="61.5705432529149" calcext:value-type="float">
            <text:p>61.5705432529149</text:p>
          </table:table-cell>
          <table:table-cell table:formula="of:=[.P58]-[.P59]" office:value-type="float" office:value="-3600" calcext:value-type="float">
            <text:p>-3600</text:p>
          </table:table-cell>
          <table:table-cell table:formula="of:=[.R58]*[.F61]+[.E58]" office:value-type="float" office:value="61.55034" calcext:value-type="float">
            <text:p>61.55034</text:p>
          </table:table-cell>
          <table:table-cell table:number-columns-repeated="7"/>
        </table:table-row>
        <table:table-row table:style-name="ro1">
          <table:table-cell/>
          <table:table-cell table:formula="of:=[.B58]+60*60" office:value-type="float" office:value="100800" calcext:value-type="float">
            <text:p>100800</text:p>
          </table:table-cell>
          <table:table-cell table:formula="of:=[.C$31]*EXP(-[.B59]/[.K$2])" office:value-type="float" office:value="48.50554813748" calcext:value-type="float">
            <text:p>48.5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58]" office:value-type="float" office:value="71170.4108346906" calcext:value-type="float">
            <text:p>71170</text:p>
          </table:table-cell>
          <table:table-cell table:formula="of:=[.C$31]*EXP(-[.P59]/[.K$2])" office:value-type="float" office:value="60" calcext:value-type="float">
            <text:p>60</text:p>
          </table:table-cell>
          <table:table-cell table:formula="of:=[.P59]-[.P59]" office:value-type="float" office:value="0" calcext:value-type="float">
            <text:p>0</text:p>
          </table:table-cell>
          <table:table-cell table:formula="of:=[.R59]*[.F61]+[.E58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59]+60*60" office:value-type="float" office:value="104400" calcext:value-type="float">
            <text:p>104400</text:p>
          </table:table-cell>
          <table:table-cell table:formula="of:=[.C$31]*EXP(-[.B60]/[.K$2])" office:value-type="float" office:value="47.2682671694799" calcext:value-type="float">
            <text:p>47.3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59]+60*60" office:value-type="float" office:value="74770.4108346906" calcext:value-type="float">
            <text:p>74770.4108346906</text:p>
          </table:table-cell>
          <table:table-cell table:formula="of:=[.C$31]*EXP(-[.P60]/[.K$2])" office:value-type="float" office:value="58.4695182112034" calcext:value-type="float">
            <text:p>58.4695182112034</text:p>
          </table:table-cell>
          <table:table-cell table:formula="of:=[.P60]-[.P59]" office:value-type="float" office:value="3600" calcext:value-type="float">
            <text:p>3600</text:p>
          </table:table-cell>
          <table:table-cell table:formula="of:=[.R60]*[.F61]+[.E58]" office:value-type="float" office:value="58.44966" calcext:value-type="float">
            <text:p>58.44966</text:p>
          </table:table-cell>
          <table:table-cell table:number-columns-repeated="7"/>
        </table:table-row>
        <table:table-row table:style-name="ro1">
          <table:table-cell/>
          <table:table-cell table:formula="of:=[.B60]+60*60" office:value-type="float" office:value="108000" calcext:value-type="float">
            <text:p>108000</text:p>
          </table:table-cell>
          <table:table-cell table:formula="of:=[.C$31]*EXP(-[.B61]/[.K$2])" office:value-type="float" office:value="46.0625468012989" calcext:value-type="float">
            <text:p>46.1</text:p>
          </table:table-cell>
          <table:table-cell table:number-columns-repeated="2"/>
          <table:table-cell table:style-name="ce12" table:formula="of:=-[.C31]/[.K2]*EXP(-[.F58]/[.K2])" office:value-type="float" office:value="-0.000430649999999999" calcext:value-type="float">
            <text:p>-4.31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59]*[.I57]*[.F61])" office:value-type="float" office:value="2.893968" calcext:value-type="float">
            <text:p>2.89</text:p>
          </table:table-cell>
          <table:table-cell table:number-columns-repeated="17"/>
        </table:table-row>
        <table:table-row table:style-name="ro1">
          <table:table-cell/>
          <table:table-cell table:formula="of:=[.B61]+60*60" office:value-type="float" office:value="111600" calcext:value-type="float">
            <text:p>111600</text:p>
          </table:table-cell>
          <table:table-cell table:formula="of:=[.C$31]*EXP(-[.B62]/[.K$2])" office:value-type="float" office:value="44.8875819842159" calcext:value-type="float">
            <text:p>44.9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61]/1000" office:value-type="float" office:value="0.00289396799999999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62]+60*60" office:value-type="float" office:value="115200" calcext:value-type="float">
            <text:p>115200</text:p>
          </table:table-cell>
          <table:table-cell table:formula="of:=[.C$31]*EXP(-[.B63]/[.K$2])" office:value-type="float" office:value="43.7425882047167" calcext:value-type="float">
            <text:p>43.7</text:p>
          </table:table-cell>
          <table:table-cell table:number-columns-repeated="23"/>
        </table:table-row>
        <table:table-row table:style-name="ro1">
          <table:table-cell/>
          <table:table-cell table:formula="of:=[.B63]+60*60" office:value-type="float" office:value="118800" calcext:value-type="float">
            <text:p>118800</text:p>
          </table:table-cell>
          <table:table-cell table:formula="of:=[.C$31]*EXP(-[.B64]/[.K$2])" office:value-type="float" office:value="42.6268009606809" calcext:value-type="float">
            <text:p>42.6</text:p>
          </table:table-cell>
          <table:table-cell table:number-columns-repeated="23"/>
        </table:table-row>
        <table:table-row table:style-name="ro1">
          <table:table-cell/>
          <table:table-cell table:formula="of:=[.B64]+60*60" office:value-type="float" office:value="122400" calcext:value-type="float">
            <text:p>122400</text:p>
          </table:table-cell>
          <table:table-cell table:formula="of:=[.C$31]*EXP(-[.B65]/[.K$2])" office:value-type="float" office:value="41.5394752509313" calcext:value-type="float">
            <text:p>41.5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65]+60*60" office:value-type="float" office:value="126000" calcext:value-type="float">
            <text:p>126000</text:p>
          </table:table-cell>
          <table:table-cell table:formula="of:=[.C$31]*EXP(-[.B66]/[.K$2])" office:value-type="float" office:value="40.4798850778027" calcext:value-type="float">
            <text:p>40.5</text:p>
          </table:table-cell>
          <table:table-cell/>
          <table:table-cell office:value-type="float" office:value="69.107" calcext:value-type="float">
            <text:p>69.107</text:p>
          </table:table-cell>
          <table:table-cell table:style-name="ce29" table:formula="of:=-LN([.E66]/[.C31])*[.K$2]" office:value-type="float" office:value="51482.2929829346" calcext:value-type="float">
            <text:p>51482</text:p>
          </table:table-cell>
          <table:table-cell table:number-columns-repeated="20"/>
        </table:table-row>
        <table:table-row table:style-name="ro1">
          <table:table-cell/>
          <table:table-cell table:formula="of:=[.B66]+60*60" office:value-type="float" office:value="129600" calcext:value-type="float">
            <text:p>129600</text:p>
          </table:table-cell>
          <table:table-cell table:formula="of:=[.C$31]*EXP(-[.B67]/[.K$2])" office:value-type="float" office:value="39.4473229624001" calcext:value-type="float">
            <text:p>39.4</text:p>
          </table:table-cell>
          <table:table-cell table:number-columns-repeated="23"/>
        </table:table-row>
        <table:table-row table:style-name="ro1">
          <table:table-cell/>
          <table:table-cell table:formula="of:=[.B67]+60*60" office:value-type="float" office:value="133200" calcext:value-type="float">
            <text:p>133200</text:p>
          </table:table-cell>
          <table:table-cell table:formula="of:=[.C$31]*EXP(-[.B68]/[.K$2])" office:value-type="float" office:value="38.4410994722213" calcext:value-type="float">
            <text:p>38.4</text:p>
          </table:table-cell>
          <table:table-cell table:number-columns-repeated="23"/>
        </table:table-row>
        <table:table-row table:style-name="ro1">
          <table:table-cell/>
          <table:table-cell table:formula="of:=[.B68]+60*60" office:value-type="float" office:value="136800" calcext:value-type="float">
            <text:p>136800</text:p>
          </table:table-cell>
          <table:table-cell table:formula="of:=[.C$31]*EXP(-[.B69]/[.K$2])" office:value-type="float" office:value="37.4605427608288" calcext:value-type="float">
            <text:p>37.5</text:p>
          </table:table-cell>
          <table:table-cell table:number-columns-repeated="23"/>
        </table:table-row>
        <table:table-row table:style-name="ro1">
          <table:table-cell/>
          <table:table-cell table:formula="of:=[.B69]+60*60" office:value-type="float" office:value="140400" calcext:value-type="float">
            <text:p>140400</text:p>
          </table:table-cell>
          <table:table-cell table:formula="of:=[.C$31]*EXP(-[.B70]/[.K$2])" office:value-type="float" office:value="36.5049981192641" calcext:value-type="float">
            <text:p>36.5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wo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hre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BDH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number:min-decimal-places="1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£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1:29:49.349284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1:23:22.926412079</meta:creation-date>
    <meta:editing-duration>PT4H1S</meta:editing-duration>
    <meta:editing-cycles>31</meta:editing-cycles>
    <meta:generator>LibreOffice/7.0.4.2$Linux_X86_64 LibreOffice_project/00$Build-2</meta:generator>
    <dc:date>2021-03-04T01:50:04.986065646</dc:date>
    <meta:document-statistic meta:table-count="4" meta:cell-count="799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One.P3:RunOne.P6 RunOne.E1:RunOne.E6 RunOne.C21:RunOne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4"/>
          </chart:series>
          <chart:series chart:style-name="ch13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5.66134333278">
                <text:p>1975.66134333278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795.6613433328">
                <text:p>46795.6613433328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3268036914556">
                <text:p>97.3268036914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995.6613433328">
                <text:p>71995.6613433328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7250671679514">
                <text:p>94.7250671679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615.6613433328">
                <text:p>85615.6613433328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2.1928801691516">
                <text:p>92.192880169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283834997291">
                <text:p>89.728383499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3297676642978">
                <text:p>87.3297676642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4.9952715388354">
                <text:p>84.9952715388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723181077622">
                <text:p>82.723181077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5118280547445">
                <text:p>80.5118280547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3595888392435">
                <text:p>78.3595888392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2648832030023">
                <text:p>76.2648832030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2261731605039">
                <text:p>74.2261731605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2.2419618396036">
                <text:p>72.2419618396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0.3107923824873">
                <text:p>70.3107923824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8.4312468760104">
                <text:p>68.4312468760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6.60194531063">
                <text:p>66.60194531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4.8215445671675">
                <text:p>64.8215445671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3.0887374306565">
                <text:p>63.0887374306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1.4022516305529">
                <text:p>61.4022516305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9.7608489066019">
                <text:p>59.76084890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8.1633240996758">
                <text:p>58.1633240996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6085042669166">
                <text:p>56.6085042669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5.0952478205312">
                <text:p>55.0952478205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6224436896094">
                <text:p>53.622443689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1890105043474">
                <text:p>52.1890105043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0.7938958020794">
                <text:p>50.7938958020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4360752545323">
                <text:p>49.4360752545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114551915739">
                <text:p>48.11455191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8283554900548">
                <text:p>46.8283554900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5765416197426">
                <text:p>45.576541619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3581911916014">
                <text:p>44.3581911916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1724096621305">
                <text:p>43.1724096621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0183264007328">
                <text:p>42.0183264007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8950940504762">
                <text:p>40.8950940504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8018879059432">
                <text:p>39.8018879059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7379053077105">
                <text:p>38.7379053077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023650530174">
                <text:p>37.7023650530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6945068221862">
                <text:p>36.694506822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5.713590620377">
                <text:p>35.71359062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4.7588962342644">
                <text:p>34.7588962342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4000" chart:maximum="72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One.P3:RunOne.P6 RunOne.E1:RunOne.E6 RunOne.C21:RunOne.C62 RunOne.S40:RunOne.S43" chart:data-source-has-labels="row" svg:x="1.406cm" svg:y="1.359cm" svg:width="13.87cm" svg:height="8.557cm">
          <chart:coordinate-region svg:x="2.027cm" svg:y="1.558cm" svg:width="13.249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series chart:style-name="ch12" chart:values-cell-range-address="RunOne.S41:RunOne.S43" chart:label-cell-address="RunOne.S40:RunOne.S40" chart:class="chart:scatter">
            <chart:domain table:cell-range-address="RunOne.P41:RunOn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One.S40:RunOn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5.66134333278">
                <text:p>1975.66134333278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64269.373125447">
                <text:p>64269.373125447</text:p>
                <draw:g>
                  <svg:desc>RunOne.P41:RunOne.P43</svg:desc>
                </draw:g>
              </table:table-cell>
              <table:table-cell office:value-type="float" office:value="61.6257456">
                <text:p>61.6257456</text:p>
                <draw:g>
                  <svg:desc>RunOne.S41:RunOn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795.6613433328">
                <text:p>46795.6613433328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3268036914556">
                <text:p>97.3268036914556</text:p>
              </table:table-cell>
              <table:table-cell office:value-type="float" office:value="67869.373125447">
                <text:p>67869.3731254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995.6613433328">
                <text:p>71995.6613433328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7250671679514">
                <text:p>94.7250671679514</text:p>
              </table:table-cell>
              <table:table-cell office:value-type="float" office:value="71469.373125447">
                <text:p>71469.373125447</text:p>
              </table:table-cell>
              <table:table-cell office:value-type="float" office:value="58.3742544">
                <text:p>58.3742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615.6613433328">
                <text:p>85615.6613433328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2.1928801691516">
                <text:p>92.192880169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283834997291">
                <text:p>89.728383499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3297676642978">
                <text:p>87.329767664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4.9952715388354">
                <text:p>84.995271538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723181077622">
                <text:p>82.72318107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5118280547445">
                <text:p>80.511828054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3595888392435">
                <text:p>78.359588839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2648832030023">
                <text:p>76.264883203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2261731605039">
                <text:p>74.226173160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2.2419618396036">
                <text:p>72.241961839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0.3107923824873">
                <text:p>70.310792382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8.4312468760104">
                <text:p>68.431246876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6.60194531063">
                <text:p>66.6019453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4.8215445671675">
                <text:p>64.821544567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3.0887374306565">
                <text:p>63.088737430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1.4022516305529">
                <text:p>61.402251630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9.7608489066019">
                <text:p>59.7608489066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8.1633240996758">
                <text:p>58.163324099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6085042669166">
                <text:p>56.608504266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5.0952478205312">
                <text:p>55.095247820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6224436896094">
                <text:p>53.62244368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1890105043474">
                <text:p>52.189010504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0.7938958020794">
                <text:p>50.793895802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4360752545323">
                <text:p>49.436075254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114551915739">
                <text:p>48.11455191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8283554900548">
                <text:p>46.828355490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5765416197426">
                <text:p>45.576541619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3581911916014">
                <text:p>44.358191191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1724096621305">
                <text:p>43.172409662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0183264007328">
                <text:p>42.018326400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8950940504762">
                <text:p>40.89509405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8018879059432">
                <text:p>39.801887905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7379053077105">
                <text:p>38.737905307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023650530174">
                <text:p>37.7023650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6945068221862">
                <text:p>36.694506822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5.713590620377">
                <text:p>35.71359062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4.7588962342644">
                <text:p>34.75889623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wo.P3:RunTwo.P8 RunTwo.E1:RunTwo.E8 RunTwo.C21:RunTwo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6"/>
          </chart:series>
          <chart:series chart:style-name="ch13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8.7146071093">
                <text:p>10098.7146071093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18.7146071093">
                <text:p>16218.7146071093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7.2860634344466">
                <text:p>97.2860634344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238.7146071093">
                <text:p>35238.7146071093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4.6457813857117">
                <text:p>94.6457813857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738.7146071093">
                <text:p>63738.7146071093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2.0771549169312">
                <text:p>92.0771549169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138.7146071093">
                <text:p>75138.7146071093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9.5782393411193">
                <text:p>89.5782393411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718.714607109">
                <text:p>104718.714607109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7.1471427488618">
                <text:p>87.1471427488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4.7820245759654">
                <text:p>84.7820245759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4810942099818">
                <text:p>82.481094209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2426096345486">
                <text:p>80.2426096345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0648761105223">
                <text:p>78.0648761105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5.9462448929049">
                <text:p>75.9462448929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3.8851119825916">
                <text:p>73.8851119825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1.879916911996">
                <text:p>71.879916911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9.9291415636319">
                <text:p>69.9291415636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8.0313090207589">
                <text:p>68.0313090207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6.1849824492199">
                <text:p>66.1849824492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4.3887640096255">
                <text:p>64.3887640096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6412937990604">
                <text:p>62.6412937990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9412488215119">
                <text:p>60.9412488215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9.2873419862401">
                <text:p>59.2873419862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6783211333308">
                <text:p>57.678321133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12968085696">
                <text:p>56.112968085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590097726801">
                <text:p>54.590097726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108557103422">
                <text:p>53.108557103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1.6672245527545">
                <text:p>51.6672245527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0.2650088532107">
                <text:p>50.2650088532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9008483982648">
                <text:p>48.9008483982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5737103927184">
                <text:p>47.57371039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28259007078">
                <text:p>46.28259007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0265099353639">
                <text:p>45.0265099353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3.8045190180355">
                <text:p>43.8045190180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2.6156921590403">
                <text:p>42.6156921590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1.4591293068724">
                <text:p>41.4591293068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3339548368531">
                <text:p>40.3339548368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39316888202">
                <text:p>39.239316888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1743867190997">
                <text:p>38.1743867190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1383580792543">
                <text:p>37.1383580792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1304465994953">
                <text:p>36.1304465994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5.1498891979338">
                <text:p>35.1498891979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4.1959435022396">
                <text:p>34.19594350223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2500" chart:maximum="72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wo.P3:RunTwo.P8 RunTwo.E1:RunTwo.E8 RunTwo.C21:RunTwo.C62 RunTwo.S40:RunTwo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series chart:style-name="ch12" chart:values-cell-range-address="RunTwo.S41:RunTwo.S43" chart:label-cell-address="RunTwo.S40:RunTwo.S40" chart:class="chart:scatter">
            <chart:domain table:cell-range-address="RunTwo.P41:RunTwo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wo.S40:RunTwo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98.7146071093">
                <text:p>10098.7146071093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63236.6227172917">
                <text:p>63236.6227172917</text:p>
                <draw:g>
                  <svg:desc>RunTwo.P41:RunTwo.P43</svg:desc>
                </draw:g>
              </table:table-cell>
              <table:table-cell office:value-type="float" office:value="61.6508664">
                <text:p>61.6508664</text:p>
                <draw:g>
                  <svg:desc>RunTwo.S41:RunTwo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18.7146071093">
                <text:p>16218.7146071093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7.2860634344466">
                <text:p>97.2860634344466</text:p>
              </table:table-cell>
              <table:table-cell office:value-type="float" office:value="66836.6227172917">
                <text:p>66836.62271729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238.7146071093">
                <text:p>35238.7146071093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4.6457813857117">
                <text:p>94.6457813857117</text:p>
              </table:table-cell>
              <table:table-cell office:value-type="float" office:value="70436.6227172917">
                <text:p>70436.6227172917</text:p>
              </table:table-cell>
              <table:table-cell office:value-type="float" office:value="58.3491336">
                <text:p>58.3491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738.7146071093">
                <text:p>63738.7146071093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2.0771549169312">
                <text:p>92.077154916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138.7146071093">
                <text:p>75138.7146071093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9.5782393411193">
                <text:p>89.578239341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718.714607109">
                <text:p>104718.714607109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7.1471427488618">
                <text:p>87.1471427488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4.7820245759654">
                <text:p>84.782024575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4810942099818">
                <text:p>82.481094209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2426096345486">
                <text:p>80.242609634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0648761105223">
                <text:p>78.064876110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5.9462448929049">
                <text:p>75.946244892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3.8851119825916">
                <text:p>73.885111982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1.879916911996">
                <text:p>71.87991691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9.9291415636319">
                <text:p>69.929141563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8.0313090207589">
                <text:p>68.031309020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6.1849824492199">
                <text:p>66.184982449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4.3887640096255">
                <text:p>64.388764009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6412937990604">
                <text:p>62.641293799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9412488215119">
                <text:p>60.941248821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9.2873419862401">
                <text:p>59.287341986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6783211333308">
                <text:p>57.678321133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12968085696">
                <text:p>56.11296808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590097726801">
                <text:p>54.59009772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108557103422">
                <text:p>53.10855710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1.6672245527545">
                <text:p>51.667224552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0.2650088532107">
                <text:p>50.265008853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9008483982648">
                <text:p>48.900848398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5737103927184">
                <text:p>47.573710392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28259007078">
                <text:p>46.2825900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0265099353639">
                <text:p>45.026509935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3.8045190180355">
                <text:p>43.804519018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2.6156921590403">
                <text:p>42.615692159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1.4591293068724">
                <text:p>41.459129306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3339548368531">
                <text:p>40.333954836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39316888202">
                <text:p>39.23931688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1743867190997">
                <text:p>38.1743867190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1383580792543">
                <text:p>37.138358079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1304465994953">
                <text:p>36.130446599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5.1498891979338">
                <text:p>35.149889197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4.1959435022396">
                <text:p>34.195943502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hree.P3:RunThree.P8 RunThree.E1:RunThree.E6 RunThree.C21:RunThree.C62" chart:data-source-has-labels="row" svg:x="0.912cm" svg:y="1.358cm" svg:width="17.335cm" svg:height="8.566cm">
          <chart:coordinate-region svg:x="2.01cm" svg:y="1.557cm" svg:width="15.68cm" svg:height="7.72cm"/>
          <chart:axis chart:dimension="x" chart:name="primary-x" chart:style-name="ch5">
            <chart:title svg:x="8.41cm" svg:y="10.146cm" chart:style-name="ch6">
              <text:p>Time (seconds)</text:p>
            </chart:title>
          </chart:axis>
          <chart:axis chart:dimension="y" chart:name="primary-y" chart:style-name="ch7">
            <chart:title svg:x="0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8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6"/>
          </chart:series>
          <chart:series chart:style-name="ch13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06.17468776603">
                <text:p>6606.17468776603</text:p>
                <draw:g>
                  <svg:desc>RunThree.P3:RunThree.P8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306.174687766">
                <text:p>51306.174687766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6955710603644">
                <text:p>97.6955710603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226.174687766">
                <text:p>89226.174687766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5.444246048107">
                <text:p>95.444246048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106.174687766">
                <text:p>131106.174687766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3.2448012209574">
                <text:p>93.2448012209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91.096041036916">
                <text:p>91.096041036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8.9967975043989">
                <text:p>88.9967975043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6.9459295473586">
                <text:p>86.9459295473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4.9423223850341">
                <text:p>84.9423223850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2.9848869259948">
                <text:p>82.9848869259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81.0725591761483">
                <text:p>81.0725591761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9.2042996603899">
                <text:p>79.204299660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7.3790928575801">
                <text:p>77.3790928575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5.5959466485425">
                <text:p>75.5959466485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3.853891776782">
                <text:p>73.853891776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72.1519813216307">
                <text:p>72.1519813216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70.4892901835345">
                <text:p>70.4892901835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8.8649145812014">
                <text:p>68.8649145812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7.2779715603369">
                <text:p>67.2779715603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5.7275985137006">
                <text:p>65.7275985137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4.2129527122234">
                <text:p>64.2129527122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2.7332108469284">
                <text:p>62.7332108469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61.2875685814091">
                <text:p>61.287568581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9.8752401146201">
                <text:p>59.8752401146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8.4954577537425">
                <text:p>58.4954577537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7.1474714968929">
                <text:p>57.1474714968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5.8305486254485">
                <text:p>55.8305486254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4.5439733057663">
                <text:p>54.5439733057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3.2870462000811">
                <text:p>53.2870462000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2.0590840863694">
                <text:p>52.0590840863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50.8594194869739">
                <text:p>50.859419486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9.6874003057854">
                <text:p>49.6874003057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8.5423894737862">
                <text:p>48.5423894737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7.4237646027617">
                <text:p>47.4237646027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6.3309176469909">
                <text:p>46.3309176469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2632545727349">
                <text:p>45.2632545727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01950353399">
                <text:p>44.220195035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2011720637822">
                <text:p>43.2011720637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2056317524826">
                <text:p>42.2056317524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2330329602224">
                <text:p>41.2330329602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0.2828470159975">
                <text:p>40.28284701599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75000" chart:maximum="82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hree.P3:RunThree.P6 RunThree.E1:RunThree.E6 RunThree.C21:RunThree.C62 RunThree.S40:RunThree.S43" chart:data-source-has-labels="row" svg:x="1.406cm" svg:y="1.359cm" svg:width="13.87cm" svg:height="8.557cm">
          <chart:coordinate-region svg:x="2.319cm" svg:y="1.558cm" svg:width="12.957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6"/>
            <chart:data-point chart:repeated="4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series chart:style-name="ch12" chart:values-cell-range-address="RunThree.S41:RunThree.S43" chart:label-cell-address="RunThree.S40:RunThree.S40" chart:class="chart:scatter">
            <chart:domain table:cell-range-address="RunThree.P41:RunThre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hree.S40:RunThre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06.17468776603">
                <text:p>6606.17468776603</text:p>
                <draw:g>
                  <svg:desc>RunThree.P3:RunThree.P6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75278.5880029634">
                <text:p>75278.5880029634</text:p>
                <draw:g>
                  <svg:desc>RunThree.P41:RunThree.P43</svg:desc>
                </draw:g>
              </table:table-cell>
              <table:table-cell office:value-type="float" office:value="61.3988376">
                <text:p>61.3988376</text:p>
                <draw:g>
                  <svg:desc>RunThree.S41:RunThre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306.174687766">
                <text:p>51306.174687766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6955710603644">
                <text:p>97.6955710603644</text:p>
              </table:table-cell>
              <table:table-cell office:value-type="float" office:value="78878.5880029634">
                <text:p>78878.58800296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226.174687766">
                <text:p>89226.174687766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5.444246048107">
                <text:p>95.444246048107</text:p>
              </table:table-cell>
              <table:table-cell office:value-type="float" office:value="82478.5880029634">
                <text:p>82478.5880029634</text:p>
              </table:table-cell>
              <table:table-cell office:value-type="float" office:value="58.6011624">
                <text:p>58.601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106.174687766">
                <text:p>131106.174687766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3.2448012209574">
                <text:p>93.244801220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91.096041036916">
                <text:p>91.09604103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8.9967975043989">
                <text:p>88.9967975043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6.9459295473586">
                <text:p>86.945929547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4.9423223850341">
                <text:p>84.942322385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2.9848869259948">
                <text:p>82.984886925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81.0725591761483">
                <text:p>81.072559176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9.2042996603899">
                <text:p>79.204299660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7.3790928575801">
                <text:p>77.379092857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5.5959466485425">
                <text:p>75.59594664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3.853891776782">
                <text:p>73.85389177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72.1519813216307">
                <text:p>72.151981321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70.4892901835345">
                <text:p>70.489290183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8.8649145812014">
                <text:p>68.864914581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7.2779715603369">
                <text:p>67.277971560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5.7275985137006">
                <text:p>65.727598513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4.2129527122234">
                <text:p>64.212952712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2.7332108469284">
                <text:p>62.733210846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61.2875685814091">
                <text:p>61.287568581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9.8752401146201">
                <text:p>59.875240114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8.4954577537425">
                <text:p>58.495457753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7.1474714968929">
                <text:p>57.147471496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5.8305486254485">
                <text:p>55.830548625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4.5439733057663">
                <text:p>54.543973305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3.2870462000811">
                <text:p>53.28704620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2.0590840863694">
                <text:p>52.059084086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50.8594194869739">
                <text:p>50.859419486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9.6874003057854">
                <text:p>49.687400305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8.5423894737862">
                <text:p>48.5423894737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7.4237646027617">
                <text:p>47.423764602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6.3309176469909">
                <text:p>46.330917646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2632545727349">
                <text:p>45.263254572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01950353399">
                <text:p>44.220195035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2011720637822">
                <text:p>43.2011720637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2056317524826">
                <text:p>42.205631752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2330329602224">
                <text:p>41.233032960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0.2828470159975">
                <text:p>40.282847015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BarnyRunNewStopperOne.P3:BarnyRunNewStopperOne.P19 BarnyRunNewStopperOne.E1:BarnyRunNewStopperOne.E19 BarnyRunNewStopperOne.C29:BarnyRunNewStopperOne.C70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2"/>
            <chart:data-point chart:style-name="ch13"/>
            <chart:data-point chart:repeated="14"/>
          </chart:series>
          <chart:series chart:style-name="ch14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82.2929829346">
                <text:p>51482.2929829346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222.2929829346">
                <text:p>53222.2929829346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7.4491970186724">
                <text:p>97.4491970186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42.2929829346">
                <text:p>54542.2929829346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4.9634599958403">
                <text:p>94.9634599958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02.2929829346">
                <text:p>55202.2929829346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2.5411292270946">
                <text:p>92.5411292270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62.2929829346">
                <text:p>57062.2929829346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90.1805873438156">
                <text:p>90.180587343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882.2929829346">
                <text:p>59882.2929829346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7.8802582332708">
                <text:p>87.8802582332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602.2929829346">
                <text:p>63602.2929829346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5.6386059862582">
                <text:p>85.6386059862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62.2929829346">
                <text:p>65762.2929829346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83.4541338715933">
                <text:p>83.4541338715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242.2929829346">
                <text:p>69242.2929829346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81.3253833367556">
                <text:p>81.3253833367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822.2929829346">
                <text:p>71822.2929829346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9.2509330340255">
                <text:p>79.2509330340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42.2929829346">
                <text:p>80642.2929829346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7.2293978714637">
                <text:p>77.2293978714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482.2929829346">
                <text:p>87482.2929829346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5.259428088097">
                <text:p>75.259428088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742.2929829346">
                <text:p>91742.2929829346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73.3397083526957">
                <text:p>73.3397083526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722.2929829346">
                <text:p>96722.2929829346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71.4689568855382">
                <text:p>71.4689568855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362.2929829346">
                <text:p>99362.2929829346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9.6459246025782">
                <text:p>69.6459246025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162.292982935">
                <text:p>107162.292982935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7.8693942814424">
                <text:p>67.8693942814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742.292982935">
                <text:p>136742.292982935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6.1381797487024">
                <text:p>66.1381797487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4511250878767">
                <text:p>64.4511250878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2.807103867636">
                <text:p>62.807103867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2050183896948">
                <text:p>61.2050183896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9.6437989558884">
                <text:p>59.6437989558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8.1224031539445">
                <text:p>58.1224031539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6.6398151614745">
                <text:p>56.6398151614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5.1950450677171">
                <text:p>55.1950450677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3.7871282125847">
                <text:p>53.7871282125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2.4151245425676">
                <text:p>52.4151245425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1.0781179830692">
                <text:p>51.078117983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9.775215826751">
                <text:p>49.775215826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8.50554813748">
                <text:p>48.50554813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7.2682671694799">
                <text:p>47.2682671694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6.0625468012989">
                <text:p>46.0625468012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8875819842159">
                <text:p>44.887581984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7425882047167">
                <text:p>43.7425882047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6268009606809">
                <text:p>42.6268009606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1.5394752509313">
                <text:p>41.5394752509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0.4798850778027">
                <text:p>40.4798850778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4473229624001">
                <text:p>39.4473229624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4410994722213">
                <text:p>38.4410994722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4605427608288">
                <text:p>37.4605427608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5049981192641">
                <text:p>36.50499811926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7500" chart:maximum="75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BarnyRunNewStopperOne.P3:BarnyRunNewStopperOne.P19 BarnyRunNewStopperOne.E1:BarnyRunNewStopperOne.E19 BarnyRunNewStopperOne.C29:BarnyRunNewStopperOne.C70 BarnyRunNewStopperOne.S57:BarnyRunNewStopperOne.S60" chart:data-source-has-labels="row" svg:x="1.406cm" svg:y="1.359cm" svg:width="13.87cm" svg:height="8.557cm">
          <chart:coordinate-region svg:x="2.027cm" svg:y="1.558cm" svg:width="13.249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17"/>
          </chart:series>
          <chart:series chart:style-name="ch11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series chart:style-name="ch12" chart:values-cell-range-address="BarnyRunNewStopperOne.S58:BarnyRunNewStopperOne.S60" chart:label-cell-address="BarnyRunNewStopperOne.S57:BarnyRunNewStopperOne.S57" chart:class="chart:scatter">
            <chart:domain table:cell-range-address="BarnyRunNewStopperOne.P58:BarnyRunNewStopperOne.P6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BarnyRunNewStopperOne.S57:BarnyRunNewStopperOne.S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82.2929829346">
                <text:p>51482.2929829346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  <table:table-cell office:value-type="float" office:value="67570.4108346906">
                <text:p>67570.4108346906</text:p>
                <draw:g>
                  <svg:desc>BarnyRunNewStopperOne.P58:BarnyRunNewStopperOne.P60</svg:desc>
                </draw:g>
              </table:table-cell>
              <table:table-cell office:value-type="float" office:value="61.55034">
                <text:p>61.55034</text:p>
                <draw:g>
                  <svg:desc>BarnyRunNewStopperOne.S58:BarnyRunNewStopperOne.S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222.2929829346">
                <text:p>53222.2929829346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7.4491970186724">
                <text:p>97.4491970186724</text:p>
              </table:table-cell>
              <table:table-cell office:value-type="float" office:value="71170.4108346906">
                <text:p>71170.41083469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42.2929829346">
                <text:p>54542.2929829346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4.9634599958403">
                <text:p>94.9634599958403</text:p>
              </table:table-cell>
              <table:table-cell office:value-type="float" office:value="74770.4108346906">
                <text:p>74770.4108346906</text:p>
              </table:table-cell>
              <table:table-cell office:value-type="float" office:value="58.44966">
                <text:p>58.44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02.2929829346">
                <text:p>55202.2929829346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2.5411292270946">
                <text:p>92.541129227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62.2929829346">
                <text:p>57062.2929829346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90.1805873438156">
                <text:p>90.180587343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882.2929829346">
                <text:p>59882.2929829346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7.8802582332708">
                <text:p>87.880258233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602.2929829346">
                <text:p>63602.2929829346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5.6386059862582">
                <text:p>85.638605986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62.2929829346">
                <text:p>65762.2929829346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83.4541338715933">
                <text:p>83.454133871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242.2929829346">
                <text:p>69242.2929829346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81.3253833367556">
                <text:p>81.325383336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822.2929829346">
                <text:p>71822.2929829346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9.2509330340255">
                <text:p>79.250933034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42.2929829346">
                <text:p>80642.2929829346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7.2293978714637">
                <text:p>77.229397871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482.2929829346">
                <text:p>87482.2929829346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5.259428088097">
                <text:p>75.25942808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742.2929829346">
                <text:p>91742.2929829346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73.3397083526957">
                <text:p>73.339708352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722.2929829346">
                <text:p>96722.2929829346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71.4689568855382">
                <text:p>71.468956885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362.2929829346">
                <text:p>99362.2929829346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9.6459246025782">
                <text:p>69.645924602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162.292982935">
                <text:p>107162.292982935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7.8693942814424">
                <text:p>67.869394281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742.292982935">
                <text:p>136742.292982935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6.1381797487024">
                <text:p>66.138179748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4511250878767">
                <text:p>64.451125087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2.807103867636">
                <text:p>62.80710386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2050183896948">
                <text:p>61.205018389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9.6437989558884">
                <text:p>59.643798955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8.1224031539445">
                <text:p>58.122403153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6.6398151614745">
                <text:p>56.639815161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5.1950450677171">
                <text:p>55.195045067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3.7871282125847">
                <text:p>53.787128212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2.4151245425676">
                <text:p>52.415124542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1.0781179830692">
                <text:p>51.078117983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9.775215826751">
                <text:p>49.77521582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8.50554813748">
                <text:p>48.5055481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7.2682671694799">
                <text:p>47.268267169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6.0625468012989">
                <text:p>46.062546801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8875819842159">
                <text:p>44.887581984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7425882047167">
                <text:p>43.74258820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6268009606809">
                <text:p>42.626800960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1.5394752509313">
                <text:p>41.539475250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0.4798850778027">
                <text:p>40.479885077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4473229624001">
                <text:p>39.447322962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4410994722213">
                <text:p>38.441099472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4605427608288">
                <text:p>37.460542760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5049981192641">
                <text:p>36.504998119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4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8.106cm" svg:y="0.358cm" chart:style-name="ch2">
          <text:p>All runs (models)</text:p>
        </chart:title>
        <chart:legend chart:legend-position="end" svg:x="15.857cm" svg:y="4.513cm" style:legend-expansion="high" chart:style-name="ch3"/>
        <chart:plot-area chart:style-name="ch4" table:cell-range-address="RunOne.B23:RunOne.C62 BarnyRunNewStopperOne.K71:BarnyRunNewStopperOne.K74 RunTwo.C23:RunTwo.C62 RunThree.C23:RunThree.C62 BarnyRunNewStopperOne.C31:BarnyRunNewStopperOne.C70" chart:data-source-has-labels="row" svg:x="1.406cm" svg:y="1.359cm" svg:width="14.056cm" svg:height="8.557cm">
          <chart:coordinate-region svg:x="2.318cm" svg:y="1.558cm" svg:width="12.401cm" svg:height="7.711cm"/>
          <chart:axis chart:dimension="x" chart:name="primary-x" chart:style-name="ch5">
            <chart:title svg:x="7.265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C23:RunOne.C62" chart:label-cell-address="BarnyRunNewStopperOne.K71:BarnyRunNewStopperOne.K71" chart:class="chart:scatter">
            <chart:domain table:cell-range-address="RunOne.B23:RunOne.B62"/>
            <chart:data-point chart:repeated="40"/>
          </chart:series>
          <chart:series chart:style-name="ch11" chart:values-cell-range-address="RunTwo.C23:RunTwo.C62" chart:label-cell-address="BarnyRunNewStopperOne.K72:BarnyRunNewStopperOne.K72" chart:class="chart:scatter">
            <chart:domain table:cell-range-address="RunTwo.B23:RunTwo.B62"/>
            <chart:data-point chart:repeated="40"/>
          </chart:series>
          <chart:series chart:style-name="ch12" chart:values-cell-range-address="RunThree.C23:RunThree.C62" chart:label-cell-address="BarnyRunNewStopperOne.K73:BarnyRunNewStopperOne.K73" chart:class="chart:scatter">
            <chart:domain table:cell-range-address="RunThree.B23:RunThree.B62"/>
            <chart:data-point chart:repeated="40"/>
          </chart:series>
          <chart:series chart:style-name="ch13" chart:values-cell-range-address="BarnyRunNewStopperOne.C31:BarnyRunNewStopperOne.C70" chart:label-cell-address="BarnyRunNewStopperOne.K74:BarnyRunNewStopperOne.K74" chart:class="chart:scatter">
            <chart:domain table:cell-range-address="BarnyRunNewStopperOne.B31:BarnyRunNewStopperOne.B70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 One (SJH)</text:p>
                <draw:g>
                  <svg:desc>BarnyRunNewStopperOne.K71:BarnyRunNewStopperOne.K7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wo (SJH)</text:p>
                <draw:g>
                  <svg:desc>BarnyRunNewStopperOne.K72:BarnyRunNewStopperOne.K7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hree (SJH)</text:p>
                <draw:g>
                  <svg:desc>BarnyRunNewStopperOne.K73:BarnyRunNewStopperOne.K7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One (BDH)</text:p>
                <draw:g>
                  <svg:desc>BarnyRunNewStopperOne.K74:BarnyRunNewStopperOne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97.3268036914556">
                <text:p>97.3268036914556</text:p>
              </table:table-cell>
              <table:table-cell office:value-type="float" office:value="3600">
                <text:p>3600</text:p>
              </table:table-cell>
              <table:table-cell office:value-type="float" office:value="97.2860634344466">
                <text:p>97.2860634344466</text:p>
              </table:table-cell>
              <table:table-cell office:value-type="float" office:value="3600">
                <text:p>3600</text:p>
              </table:table-cell>
              <table:table-cell office:value-type="float" office:value="97.6955710603644">
                <text:p>97.6955710603644</text:p>
              </table:table-cell>
              <table:table-cell office:value-type="float" office:value="3600">
                <text:p>3600</text:p>
              </table:table-cell>
              <table:table-cell office:value-type="float" office:value="97.4491970186724">
                <text:p>97.4491970186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0">
                <text:p>7200</text:p>
              </table:table-cell>
              <table:table-cell office:value-type="float" office:value="94.7250671679514">
                <text:p>94.7250671679514</text:p>
              </table:table-cell>
              <table:table-cell office:value-type="float" office:value="7200">
                <text:p>7200</text:p>
              </table:table-cell>
              <table:table-cell office:value-type="float" office:value="94.6457813857117">
                <text:p>94.6457813857117</text:p>
              </table:table-cell>
              <table:table-cell office:value-type="float" office:value="7200">
                <text:p>7200</text:p>
              </table:table-cell>
              <table:table-cell office:value-type="float" office:value="95.444246048107">
                <text:p>95.444246048107</text:p>
              </table:table-cell>
              <table:table-cell office:value-type="float" office:value="7200">
                <text:p>7200</text:p>
              </table:table-cell>
              <table:table-cell office:value-type="float" office:value="94.9634599958403">
                <text:p>94.9634599958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0">
                <text:p>10800</text:p>
              </table:table-cell>
              <table:table-cell office:value-type="float" office:value="92.1928801691516">
                <text:p>92.1928801691516</text:p>
              </table:table-cell>
              <table:table-cell office:value-type="float" office:value="10800">
                <text:p>10800</text:p>
              </table:table-cell>
              <table:table-cell office:value-type="float" office:value="92.0771549169312">
                <text:p>92.0771549169312</text:p>
              </table:table-cell>
              <table:table-cell office:value-type="float" office:value="10800">
                <text:p>10800</text:p>
              </table:table-cell>
              <table:table-cell office:value-type="float" office:value="93.2448012209574">
                <text:p>93.2448012209574</text:p>
              </table:table-cell>
              <table:table-cell office:value-type="float" office:value="10800">
                <text:p>10800</text:p>
              </table:table-cell>
              <table:table-cell office:value-type="float" office:value="92.5411292270946">
                <text:p>92.5411292270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0">
                <text:p>14400</text:p>
              </table:table-cell>
              <table:table-cell office:value-type="float" office:value="89.7283834997291">
                <text:p>89.7283834997291</text:p>
              </table:table-cell>
              <table:table-cell office:value-type="float" office:value="14400">
                <text:p>14400</text:p>
              </table:table-cell>
              <table:table-cell office:value-type="float" office:value="89.5782393411193">
                <text:p>89.5782393411193</text:p>
              </table:table-cell>
              <table:table-cell office:value-type="float" office:value="14400">
                <text:p>14400</text:p>
              </table:table-cell>
              <table:table-cell office:value-type="float" office:value="91.096041036916">
                <text:p>91.096041036916</text:p>
              </table:table-cell>
              <table:table-cell office:value-type="float" office:value="14400">
                <text:p>14400</text:p>
              </table:table-cell>
              <table:table-cell office:value-type="float" office:value="90.1805873438156">
                <text:p>90.180587343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87.3297676642978">
                <text:p>87.3297676642978</text:p>
              </table:table-cell>
              <table:table-cell office:value-type="float" office:value="18000">
                <text:p>18000</text:p>
              </table:table-cell>
              <table:table-cell office:value-type="float" office:value="87.1471427488618">
                <text:p>87.1471427488618</text:p>
              </table:table-cell>
              <table:table-cell office:value-type="float" office:value="18000">
                <text:p>18000</text:p>
              </table:table-cell>
              <table:table-cell office:value-type="float" office:value="88.9967975043989">
                <text:p>88.9967975043989</text:p>
              </table:table-cell>
              <table:table-cell office:value-type="float" office:value="18000">
                <text:p>18000</text:p>
              </table:table-cell>
              <table:table-cell office:value-type="float" office:value="87.8802582332708">
                <text:p>87.8802582332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00">
                <text:p>21600</text:p>
              </table:table-cell>
              <table:table-cell office:value-type="float" office:value="84.9952715388354">
                <text:p>84.9952715388354</text:p>
              </table:table-cell>
              <table:table-cell office:value-type="float" office:value="21600">
                <text:p>21600</text:p>
              </table:table-cell>
              <table:table-cell office:value-type="float" office:value="84.7820245759654">
                <text:p>84.7820245759654</text:p>
              </table:table-cell>
              <table:table-cell office:value-type="float" office:value="21600">
                <text:p>21600</text:p>
              </table:table-cell>
              <table:table-cell office:value-type="float" office:value="86.9459295473586">
                <text:p>86.9459295473586</text:p>
              </table:table-cell>
              <table:table-cell office:value-type="float" office:value="21600">
                <text:p>21600</text:p>
              </table:table-cell>
              <table:table-cell office:value-type="float" office:value="85.6386059862582">
                <text:p>85.6386059862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00">
                <text:p>25200</text:p>
              </table:table-cell>
              <table:table-cell office:value-type="float" office:value="82.723181077622">
                <text:p>82.723181077622</text:p>
              </table:table-cell>
              <table:table-cell office:value-type="float" office:value="25200">
                <text:p>25200</text:p>
              </table:table-cell>
              <table:table-cell office:value-type="float" office:value="82.4810942099818">
                <text:p>82.4810942099818</text:p>
              </table:table-cell>
              <table:table-cell office:value-type="float" office:value="25200">
                <text:p>25200</text:p>
              </table:table-cell>
              <table:table-cell office:value-type="float" office:value="84.9423223850341">
                <text:p>84.9423223850341</text:p>
              </table:table-cell>
              <table:table-cell office:value-type="float" office:value="25200">
                <text:p>25200</text:p>
              </table:table-cell>
              <table:table-cell office:value-type="float" office:value="83.4541338715933">
                <text:p>83.4541338715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00">
                <text:p>28800</text:p>
              </table:table-cell>
              <table:table-cell office:value-type="float" office:value="80.5118280547445">
                <text:p>80.5118280547445</text:p>
              </table:table-cell>
              <table:table-cell office:value-type="float" office:value="28800">
                <text:p>28800</text:p>
              </table:table-cell>
              <table:table-cell office:value-type="float" office:value="80.2426096345486">
                <text:p>80.2426096345486</text:p>
              </table:table-cell>
              <table:table-cell office:value-type="float" office:value="28800">
                <text:p>28800</text:p>
              </table:table-cell>
              <table:table-cell office:value-type="float" office:value="82.9848869259948">
                <text:p>82.9848869259948</text:p>
              </table:table-cell>
              <table:table-cell office:value-type="float" office:value="28800">
                <text:p>28800</text:p>
              </table:table-cell>
              <table:table-cell office:value-type="float" office:value="81.3253833367556">
                <text:p>81.3253833367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00">
                <text:p>32400</text:p>
              </table:table-cell>
              <table:table-cell office:value-type="float" office:value="78.3595888392435">
                <text:p>78.3595888392435</text:p>
              </table:table-cell>
              <table:table-cell office:value-type="float" office:value="32400">
                <text:p>32400</text:p>
              </table:table-cell>
              <table:table-cell office:value-type="float" office:value="78.0648761105223">
                <text:p>78.0648761105223</text:p>
              </table:table-cell>
              <table:table-cell office:value-type="float" office:value="32400">
                <text:p>32400</text:p>
              </table:table-cell>
              <table:table-cell office:value-type="float" office:value="81.0725591761483">
                <text:p>81.0725591761483</text:p>
              </table:table-cell>
              <table:table-cell office:value-type="float" office:value="32400">
                <text:p>32400</text:p>
              </table:table-cell>
              <table:table-cell office:value-type="float" office:value="79.2509330340255">
                <text:p>79.2509330340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0">
                <text:p>36000</text:p>
              </table:table-cell>
              <table:table-cell office:value-type="float" office:value="76.2648832030023">
                <text:p>76.2648832030023</text:p>
              </table:table-cell>
              <table:table-cell office:value-type="float" office:value="36000">
                <text:p>36000</text:p>
              </table:table-cell>
              <table:table-cell office:value-type="float" office:value="75.9462448929049">
                <text:p>75.9462448929049</text:p>
              </table:table-cell>
              <table:table-cell office:value-type="float" office:value="36000">
                <text:p>36000</text:p>
              </table:table-cell>
              <table:table-cell office:value-type="float" office:value="79.2042996603899">
                <text:p>79.2042996603899</text:p>
              </table:table-cell>
              <table:table-cell office:value-type="float" office:value="36000">
                <text:p>36000</text:p>
              </table:table-cell>
              <table:table-cell office:value-type="float" office:value="77.2293978714637">
                <text:p>77.2293978714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00">
                <text:p>39600</text:p>
              </table:table-cell>
              <table:table-cell office:value-type="float" office:value="74.2261731605039">
                <text:p>74.2261731605039</text:p>
              </table:table-cell>
              <table:table-cell office:value-type="float" office:value="39600">
                <text:p>39600</text:p>
              </table:table-cell>
              <table:table-cell office:value-type="float" office:value="73.8851119825916">
                <text:p>73.8851119825916</text:p>
              </table:table-cell>
              <table:table-cell office:value-type="float" office:value="39600">
                <text:p>39600</text:p>
              </table:table-cell>
              <table:table-cell office:value-type="float" office:value="77.3790928575801">
                <text:p>77.3790928575801</text:p>
              </table:table-cell>
              <table:table-cell office:value-type="float" office:value="39600">
                <text:p>39600</text:p>
              </table:table-cell>
              <table:table-cell office:value-type="float" office:value="75.259428088097">
                <text:p>75.259428088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0">
                <text:p>43200</text:p>
              </table:table-cell>
              <table:table-cell office:value-type="float" office:value="72.2419618396036">
                <text:p>72.2419618396036</text:p>
              </table:table-cell>
              <table:table-cell office:value-type="float" office:value="43200">
                <text:p>43200</text:p>
              </table:table-cell>
              <table:table-cell office:value-type="float" office:value="71.879916911996">
                <text:p>71.879916911996</text:p>
              </table:table-cell>
              <table:table-cell office:value-type="float" office:value="43200">
                <text:p>43200</text:p>
              </table:table-cell>
              <table:table-cell office:value-type="float" office:value="75.5959466485425">
                <text:p>75.5959466485425</text:p>
              </table:table-cell>
              <table:table-cell office:value-type="float" office:value="43200">
                <text:p>43200</text:p>
              </table:table-cell>
              <table:table-cell office:value-type="float" office:value="73.3397083526957">
                <text:p>73.3397083526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00">
                <text:p>46800</text:p>
              </table:table-cell>
              <table:table-cell office:value-type="float" office:value="70.3107923824873">
                <text:p>70.3107923824873</text:p>
              </table:table-cell>
              <table:table-cell office:value-type="float" office:value="46800">
                <text:p>46800</text:p>
              </table:table-cell>
              <table:table-cell office:value-type="float" office:value="69.9291415636319">
                <text:p>69.9291415636319</text:p>
              </table:table-cell>
              <table:table-cell office:value-type="float" office:value="46800">
                <text:p>46800</text:p>
              </table:table-cell>
              <table:table-cell office:value-type="float" office:value="73.853891776782">
                <text:p>73.853891776782</text:p>
              </table:table-cell>
              <table:table-cell office:value-type="float" office:value="46800">
                <text:p>46800</text:p>
              </table:table-cell>
              <table:table-cell office:value-type="float" office:value="71.4689568855382">
                <text:p>71.4689568855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00">
                <text:p>50400</text:p>
              </table:table-cell>
              <table:table-cell office:value-type="float" office:value="68.4312468760104">
                <text:p>68.4312468760104</text:p>
              </table:table-cell>
              <table:table-cell office:value-type="float" office:value="50400">
                <text:p>50400</text:p>
              </table:table-cell>
              <table:table-cell office:value-type="float" office:value="68.0313090207589">
                <text:p>68.0313090207589</text:p>
              </table:table-cell>
              <table:table-cell office:value-type="float" office:value="50400">
                <text:p>50400</text:p>
              </table:table-cell>
              <table:table-cell office:value-type="float" office:value="72.1519813216307">
                <text:p>72.1519813216307</text:p>
              </table:table-cell>
              <table:table-cell office:value-type="float" office:value="50400">
                <text:p>50400</text:p>
              </table:table-cell>
              <table:table-cell office:value-type="float" office:value="69.6459246025782">
                <text:p>69.6459246025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00">
                <text:p>54000</text:p>
              </table:table-cell>
              <table:table-cell office:value-type="float" office:value="66.60194531063">
                <text:p>66.60194531063</text:p>
              </table:table-cell>
              <table:table-cell office:value-type="float" office:value="54000">
                <text:p>54000</text:p>
              </table:table-cell>
              <table:table-cell office:value-type="float" office:value="66.1849824492199">
                <text:p>66.1849824492199</text:p>
              </table:table-cell>
              <table:table-cell office:value-type="float" office:value="54000">
                <text:p>54000</text:p>
              </table:table-cell>
              <table:table-cell office:value-type="float" office:value="70.4892901835345">
                <text:p>70.4892901835345</text:p>
              </table:table-cell>
              <table:table-cell office:value-type="float" office:value="54000">
                <text:p>54000</text:p>
              </table:table-cell>
              <table:table-cell office:value-type="float" office:value="67.8693942814424">
                <text:p>67.8693942814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  <table:table-cell office:value-type="float" office:value="64.8215445671675">
                <text:p>64.8215445671675</text:p>
              </table:table-cell>
              <table:table-cell office:value-type="float" office:value="57600">
                <text:p>57600</text:p>
              </table:table-cell>
              <table:table-cell office:value-type="float" office:value="64.3887640096255">
                <text:p>64.3887640096255</text:p>
              </table:table-cell>
              <table:table-cell office:value-type="float" office:value="57600">
                <text:p>57600</text:p>
              </table:table-cell>
              <table:table-cell office:value-type="float" office:value="68.8649145812014">
                <text:p>68.8649145812014</text:p>
              </table:table-cell>
              <table:table-cell office:value-type="float" office:value="57600">
                <text:p>57600</text:p>
              </table:table-cell>
              <table:table-cell office:value-type="float" office:value="66.1381797487024">
                <text:p>66.1381797487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200">
                <text:p>61200</text:p>
              </table:table-cell>
              <table:table-cell office:value-type="float" office:value="63.0887374306565">
                <text:p>63.0887374306565</text:p>
              </table:table-cell>
              <table:table-cell office:value-type="float" office:value="61200">
                <text:p>61200</text:p>
              </table:table-cell>
              <table:table-cell office:value-type="float" office:value="62.6412937990604">
                <text:p>62.6412937990604</text:p>
              </table:table-cell>
              <table:table-cell office:value-type="float" office:value="61200">
                <text:p>61200</text:p>
              </table:table-cell>
              <table:table-cell office:value-type="float" office:value="67.2779715603369">
                <text:p>67.2779715603369</text:p>
              </table:table-cell>
              <table:table-cell office:value-type="float" office:value="61200">
                <text:p>61200</text:p>
              </table:table-cell>
              <table:table-cell office:value-type="float" office:value="64.4511250878767">
                <text:p>64.451125087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800">
                <text:p>64800</text:p>
              </table:table-cell>
              <table:table-cell office:value-type="float" office:value="61.4022516305529">
                <text:p>61.4022516305529</text:p>
              </table:table-cell>
              <table:table-cell office:value-type="float" office:value="64800">
                <text:p>64800</text:p>
              </table:table-cell>
              <table:table-cell office:value-type="float" office:value="60.9412488215119">
                <text:p>60.9412488215119</text:p>
              </table:table-cell>
              <table:table-cell office:value-type="float" office:value="64800">
                <text:p>64800</text:p>
              </table:table-cell>
              <table:table-cell office:value-type="float" office:value="65.7275985137006">
                <text:p>65.7275985137006</text:p>
              </table:table-cell>
              <table:table-cell office:value-type="float" office:value="64800">
                <text:p>64800</text:p>
              </table:table-cell>
              <table:table-cell office:value-type="float" office:value="62.807103867636">
                <text:p>62.807103867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00">
                <text:p>68400</text:p>
              </table:table-cell>
              <table:table-cell office:value-type="float" office:value="59.7608489066019">
                <text:p>59.7608489066019</text:p>
              </table:table-cell>
              <table:table-cell office:value-type="float" office:value="68400">
                <text:p>68400</text:p>
              </table:table-cell>
              <table:table-cell office:value-type="float" office:value="59.2873419862401">
                <text:p>59.2873419862401</text:p>
              </table:table-cell>
              <table:table-cell office:value-type="float" office:value="68400">
                <text:p>68400</text:p>
              </table:table-cell>
              <table:table-cell office:value-type="float" office:value="64.2129527122234">
                <text:p>64.2129527122234</text:p>
              </table:table-cell>
              <table:table-cell office:value-type="float" office:value="68400">
                <text:p>68400</text:p>
              </table:table-cell>
              <table:table-cell office:value-type="float" office:value="61.2050183896948">
                <text:p>61.2050183896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00">
                <text:p>72000</text:p>
              </table:table-cell>
              <table:table-cell office:value-type="float" office:value="58.1633240996758">
                <text:p>58.1633240996758</text:p>
              </table:table-cell>
              <table:table-cell office:value-type="float" office:value="72000">
                <text:p>72000</text:p>
              </table:table-cell>
              <table:table-cell office:value-type="float" office:value="57.6783211333308">
                <text:p>57.6783211333308</text:p>
              </table:table-cell>
              <table:table-cell office:value-type="float" office:value="72000">
                <text:p>72000</text:p>
              </table:table-cell>
              <table:table-cell office:value-type="float" office:value="62.7332108469284">
                <text:p>62.7332108469284</text:p>
              </table:table-cell>
              <table:table-cell office:value-type="float" office:value="72000">
                <text:p>72000</text:p>
              </table:table-cell>
              <table:table-cell office:value-type="float" office:value="59.6437989558884">
                <text:p>59.6437989558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00">
                <text:p>75600</text:p>
              </table:table-cell>
              <table:table-cell office:value-type="float" office:value="56.6085042669166">
                <text:p>56.6085042669166</text:p>
              </table:table-cell>
              <table:table-cell office:value-type="float" office:value="75600">
                <text:p>75600</text:p>
              </table:table-cell>
              <table:table-cell office:value-type="float" office:value="56.112968085696">
                <text:p>56.112968085696</text:p>
              </table:table-cell>
              <table:table-cell office:value-type="float" office:value="75600">
                <text:p>75600</text:p>
              </table:table-cell>
              <table:table-cell office:value-type="float" office:value="61.2875685814091">
                <text:p>61.2875685814091</text:p>
              </table:table-cell>
              <table:table-cell office:value-type="float" office:value="75600">
                <text:p>75600</text:p>
              </table:table-cell>
              <table:table-cell office:value-type="float" office:value="58.1224031539445">
                <text:p>58.1224031539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200">
                <text:p>79200</text:p>
              </table:table-cell>
              <table:table-cell office:value-type="float" office:value="55.0952478205312">
                <text:p>55.0952478205312</text:p>
              </table:table-cell>
              <table:table-cell office:value-type="float" office:value="79200">
                <text:p>79200</text:p>
              </table:table-cell>
              <table:table-cell office:value-type="float" office:value="54.590097726801">
                <text:p>54.590097726801</text:p>
              </table:table-cell>
              <table:table-cell office:value-type="float" office:value="79200">
                <text:p>79200</text:p>
              </table:table-cell>
              <table:table-cell office:value-type="float" office:value="59.8752401146201">
                <text:p>59.8752401146201</text:p>
              </table:table-cell>
              <table:table-cell office:value-type="float" office:value="79200">
                <text:p>79200</text:p>
              </table:table-cell>
              <table:table-cell office:value-type="float" office:value="56.6398151614745">
                <text:p>56.6398151614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800">
                <text:p>82800</text:p>
              </table:table-cell>
              <table:table-cell office:value-type="float" office:value="53.6224436896094">
                <text:p>53.6224436896094</text:p>
              </table:table-cell>
              <table:table-cell office:value-type="float" office:value="82800">
                <text:p>82800</text:p>
              </table:table-cell>
              <table:table-cell office:value-type="float" office:value="53.108557103422">
                <text:p>53.108557103422</text:p>
              </table:table-cell>
              <table:table-cell office:value-type="float" office:value="82800">
                <text:p>82800</text:p>
              </table:table-cell>
              <table:table-cell office:value-type="float" office:value="58.4954577537425">
                <text:p>58.4954577537425</text:p>
              </table:table-cell>
              <table:table-cell office:value-type="float" office:value="82800">
                <text:p>82800</text:p>
              </table:table-cell>
              <table:table-cell office:value-type="float" office:value="55.1950450677171">
                <text:p>55.1950450677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400">
                <text:p>86400</text:p>
              </table:table-cell>
              <table:table-cell office:value-type="float" office:value="52.1890105043474">
                <text:p>52.1890105043474</text:p>
              </table:table-cell>
              <table:table-cell office:value-type="float" office:value="86400">
                <text:p>86400</text:p>
              </table:table-cell>
              <table:table-cell office:value-type="float" office:value="51.6672245527545">
                <text:p>51.6672245527545</text:p>
              </table:table-cell>
              <table:table-cell office:value-type="float" office:value="86400">
                <text:p>86400</text:p>
              </table:table-cell>
              <table:table-cell office:value-type="float" office:value="57.1474714968929">
                <text:p>57.1474714968929</text:p>
              </table:table-cell>
              <table:table-cell office:value-type="float" office:value="86400">
                <text:p>86400</text:p>
              </table:table-cell>
              <table:table-cell office:value-type="float" office:value="53.7871282125847">
                <text:p>53.7871282125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50.7938958020794">
                <text:p>50.7938958020794</text:p>
              </table:table-cell>
              <table:table-cell office:value-type="float" office:value="90000">
                <text:p>90000</text:p>
              </table:table-cell>
              <table:table-cell office:value-type="float" office:value="50.2650088532107">
                <text:p>50.2650088532107</text:p>
              </table:table-cell>
              <table:table-cell office:value-type="float" office:value="90000">
                <text:p>90000</text:p>
              </table:table-cell>
              <table:table-cell office:value-type="float" office:value="55.8305486254485">
                <text:p>55.8305486254485</text:p>
              </table:table-cell>
              <table:table-cell office:value-type="float" office:value="90000">
                <text:p>90000</text:p>
              </table:table-cell>
              <table:table-cell office:value-type="float" office:value="52.4151245425676">
                <text:p>52.41512454256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600">
                <text:p>93600</text:p>
              </table:table-cell>
              <table:table-cell office:value-type="float" office:value="49.4360752545323">
                <text:p>49.4360752545323</text:p>
              </table:table-cell>
              <table:table-cell office:value-type="float" office:value="93600">
                <text:p>93600</text:p>
              </table:table-cell>
              <table:table-cell office:value-type="float" office:value="48.9008483982648">
                <text:p>48.9008483982648</text:p>
              </table:table-cell>
              <table:table-cell office:value-type="float" office:value="93600">
                <text:p>93600</text:p>
              </table:table-cell>
              <table:table-cell office:value-type="float" office:value="54.5439733057663">
                <text:p>54.5439733057663</text:p>
              </table:table-cell>
              <table:table-cell office:value-type="float" office:value="93600">
                <text:p>93600</text:p>
              </table:table-cell>
              <table:table-cell office:value-type="float" office:value="51.0781179830692">
                <text:p>51.0781179830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200">
                <text:p>97200</text:p>
              </table:table-cell>
              <table:table-cell office:value-type="float" office:value="48.114551915739">
                <text:p>48.114551915739</text:p>
              </table:table-cell>
              <table:table-cell office:value-type="float" office:value="97200">
                <text:p>97200</text:p>
              </table:table-cell>
              <table:table-cell office:value-type="float" office:value="47.5737103927184">
                <text:p>47.5737103927184</text:p>
              </table:table-cell>
              <table:table-cell office:value-type="float" office:value="97200">
                <text:p>97200</text:p>
              </table:table-cell>
              <table:table-cell office:value-type="float" office:value="53.2870462000811">
                <text:p>53.2870462000811</text:p>
              </table:table-cell>
              <table:table-cell office:value-type="float" office:value="97200">
                <text:p>97200</text:p>
              </table:table-cell>
              <table:table-cell office:value-type="float" office:value="49.775215826751">
                <text:p>49.775215826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00">
                <text:p>100800</text:p>
              </table:table-cell>
              <table:table-cell office:value-type="float" office:value="46.8283554900548">
                <text:p>46.8283554900548</text:p>
              </table:table-cell>
              <table:table-cell office:value-type="float" office:value="100800">
                <text:p>100800</text:p>
              </table:table-cell>
              <table:table-cell office:value-type="float" office:value="46.28259007078">
                <text:p>46.28259007078</text:p>
              </table:table-cell>
              <table:table-cell office:value-type="float" office:value="100800">
                <text:p>100800</text:p>
              </table:table-cell>
              <table:table-cell office:value-type="float" office:value="52.0590840863694">
                <text:p>52.0590840863694</text:p>
              </table:table-cell>
              <table:table-cell office:value-type="float" office:value="100800">
                <text:p>100800</text:p>
              </table:table-cell>
              <table:table-cell office:value-type="float" office:value="48.50554813748">
                <text:p>48.50554813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00">
                <text:p>104400</text:p>
              </table:table-cell>
              <table:table-cell office:value-type="float" office:value="45.5765416197426">
                <text:p>45.5765416197426</text:p>
              </table:table-cell>
              <table:table-cell office:value-type="float" office:value="104400">
                <text:p>104400</text:p>
              </table:table-cell>
              <table:table-cell office:value-type="float" office:value="45.0265099353639">
                <text:p>45.0265099353639</text:p>
              </table:table-cell>
              <table:table-cell office:value-type="float" office:value="104400">
                <text:p>104400</text:p>
              </table:table-cell>
              <table:table-cell office:value-type="float" office:value="50.8594194869739">
                <text:p>50.8594194869739</text:p>
              </table:table-cell>
              <table:table-cell office:value-type="float" office:value="104400">
                <text:p>104400</text:p>
              </table:table-cell>
              <table:table-cell office:value-type="float" office:value="47.2682671694799">
                <text:p>47.2682671694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000">
                <text:p>108000</text:p>
              </table:table-cell>
              <table:table-cell office:value-type="float" office:value="44.3581911916014">
                <text:p>44.3581911916014</text:p>
              </table:table-cell>
              <table:table-cell office:value-type="float" office:value="108000">
                <text:p>108000</text:p>
              </table:table-cell>
              <table:table-cell office:value-type="float" office:value="43.8045190180355">
                <text:p>43.8045190180355</text:p>
              </table:table-cell>
              <table:table-cell office:value-type="float" office:value="108000">
                <text:p>108000</text:p>
              </table:table-cell>
              <table:table-cell office:value-type="float" office:value="49.6874003057854">
                <text:p>49.6874003057854</text:p>
              </table:table-cell>
              <table:table-cell office:value-type="float" office:value="108000">
                <text:p>108000</text:p>
              </table:table-cell>
              <table:table-cell office:value-type="float" office:value="46.0625468012989">
                <text:p>46.0625468012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600">
                <text:p>111600</text:p>
              </table:table-cell>
              <table:table-cell office:value-type="float" office:value="43.1724096621305">
                <text:p>43.1724096621305</text:p>
              </table:table-cell>
              <table:table-cell office:value-type="float" office:value="111600">
                <text:p>111600</text:p>
              </table:table-cell>
              <table:table-cell office:value-type="float" office:value="42.6156921590403">
                <text:p>42.6156921590403</text:p>
              </table:table-cell>
              <table:table-cell office:value-type="float" office:value="111600">
                <text:p>111600</text:p>
              </table:table-cell>
              <table:table-cell office:value-type="float" office:value="48.5423894737862">
                <text:p>48.5423894737862</text:p>
              </table:table-cell>
              <table:table-cell office:value-type="float" office:value="111600">
                <text:p>111600</text:p>
              </table:table-cell>
              <table:table-cell office:value-type="float" office:value="44.8875819842159">
                <text:p>44.8875819842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200">
                <text:p>115200</text:p>
              </table:table-cell>
              <table:table-cell office:value-type="float" office:value="42.0183264007328">
                <text:p>42.0183264007328</text:p>
              </table:table-cell>
              <table:table-cell office:value-type="float" office:value="115200">
                <text:p>115200</text:p>
              </table:table-cell>
              <table:table-cell office:value-type="float" office:value="41.4591293068724">
                <text:p>41.4591293068724</text:p>
              </table:table-cell>
              <table:table-cell office:value-type="float" office:value="115200">
                <text:p>115200</text:p>
              </table:table-cell>
              <table:table-cell office:value-type="float" office:value="47.4237646027617">
                <text:p>47.4237646027617</text:p>
              </table:table-cell>
              <table:table-cell office:value-type="float" office:value="115200">
                <text:p>115200</text:p>
              </table:table-cell>
              <table:table-cell office:value-type="float" office:value="43.7425882047167">
                <text:p>43.7425882047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800">
                <text:p>118800</text:p>
              </table:table-cell>
              <table:table-cell office:value-type="float" office:value="40.8950940504762">
                <text:p>40.8950940504762</text:p>
              </table:table-cell>
              <table:table-cell office:value-type="float" office:value="118800">
                <text:p>118800</text:p>
              </table:table-cell>
              <table:table-cell office:value-type="float" office:value="40.3339548368531">
                <text:p>40.3339548368531</text:p>
              </table:table-cell>
              <table:table-cell office:value-type="float" office:value="118800">
                <text:p>118800</text:p>
              </table:table-cell>
              <table:table-cell office:value-type="float" office:value="46.3309176469909">
                <text:p>46.3309176469909</text:p>
              </table:table-cell>
              <table:table-cell office:value-type="float" office:value="118800">
                <text:p>118800</text:p>
              </table:table-cell>
              <table:table-cell office:value-type="float" office:value="42.6268009606809">
                <text:p>42.6268009606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400">
                <text:p>122400</text:p>
              </table:table-cell>
              <table:table-cell office:value-type="float" office:value="39.8018879059432">
                <text:p>39.8018879059432</text:p>
              </table:table-cell>
              <table:table-cell office:value-type="float" office:value="122400">
                <text:p>122400</text:p>
              </table:table-cell>
              <table:table-cell office:value-type="float" office:value="39.239316888202">
                <text:p>39.239316888202</text:p>
              </table:table-cell>
              <table:table-cell office:value-type="float" office:value="122400">
                <text:p>122400</text:p>
              </table:table-cell>
              <table:table-cell office:value-type="float" office:value="45.2632545727349">
                <text:p>45.2632545727349</text:p>
              </table:table-cell>
              <table:table-cell office:value-type="float" office:value="122400">
                <text:p>122400</text:p>
              </table:table-cell>
              <table:table-cell office:value-type="float" office:value="41.5394752509313">
                <text:p>41.5394752509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000">
                <text:p>126000</text:p>
              </table:table-cell>
              <table:table-cell office:value-type="float" office:value="38.7379053077105">
                <text:p>38.7379053077105</text:p>
              </table:table-cell>
              <table:table-cell office:value-type="float" office:value="126000">
                <text:p>126000</text:p>
              </table:table-cell>
              <table:table-cell office:value-type="float" office:value="38.1743867190997">
                <text:p>38.1743867190997</text:p>
              </table:table-cell>
              <table:table-cell office:value-type="float" office:value="126000">
                <text:p>126000</text:p>
              </table:table-cell>
              <table:table-cell office:value-type="float" office:value="44.2201950353399">
                <text:p>44.2201950353399</text:p>
              </table:table-cell>
              <table:table-cell office:value-type="float" office:value="126000">
                <text:p>126000</text:p>
              </table:table-cell>
              <table:table-cell office:value-type="float" office:value="40.4798850778027">
                <text:p>40.4798850778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600">
                <text:p>129600</text:p>
              </table:table-cell>
              <table:table-cell office:value-type="float" office:value="37.7023650530174">
                <text:p>37.7023650530174</text:p>
              </table:table-cell>
              <table:table-cell office:value-type="float" office:value="129600">
                <text:p>129600</text:p>
              </table:table-cell>
              <table:table-cell office:value-type="float" office:value="37.1383580792543">
                <text:p>37.1383580792543</text:p>
              </table:table-cell>
              <table:table-cell office:value-type="float" office:value="129600">
                <text:p>129600</text:p>
              </table:table-cell>
              <table:table-cell office:value-type="float" office:value="43.2011720637822">
                <text:p>43.2011720637822</text:p>
              </table:table-cell>
              <table:table-cell office:value-type="float" office:value="129600">
                <text:p>129600</text:p>
              </table:table-cell>
              <table:table-cell office:value-type="float" office:value="39.4473229624001">
                <text:p>39.4473229624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200">
                <text:p>133200</text:p>
              </table:table-cell>
              <table:table-cell office:value-type="float" office:value="36.6945068221862">
                <text:p>36.6945068221862</text:p>
              </table:table-cell>
              <table:table-cell office:value-type="float" office:value="133200">
                <text:p>133200</text:p>
              </table:table-cell>
              <table:table-cell office:value-type="float" office:value="36.1304465994953">
                <text:p>36.1304465994953</text:p>
              </table:table-cell>
              <table:table-cell office:value-type="float" office:value="133200">
                <text:p>133200</text:p>
              </table:table-cell>
              <table:table-cell office:value-type="float" office:value="42.2056317524826">
                <text:p>42.2056317524826</text:p>
              </table:table-cell>
              <table:table-cell office:value-type="float" office:value="133200">
                <text:p>133200</text:p>
              </table:table-cell>
              <table:table-cell office:value-type="float" office:value="38.4410994722213">
                <text:p>38.4410994722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00">
                <text:p>136800</text:p>
              </table:table-cell>
              <table:table-cell office:value-type="float" office:value="35.713590620377">
                <text:p>35.713590620377</text:p>
              </table:table-cell>
              <table:table-cell office:value-type="float" office:value="136800">
                <text:p>136800</text:p>
              </table:table-cell>
              <table:table-cell office:value-type="float" office:value="35.1498891979338">
                <text:p>35.1498891979338</text:p>
              </table:table-cell>
              <table:table-cell office:value-type="float" office:value="136800">
                <text:p>136800</text:p>
              </table:table-cell>
              <table:table-cell office:value-type="float" office:value="41.2330329602224">
                <text:p>41.2330329602224</text:p>
              </table:table-cell>
              <table:table-cell office:value-type="float" office:value="136800">
                <text:p>136800</text:p>
              </table:table-cell>
              <table:table-cell office:value-type="float" office:value="37.4605427608288">
                <text:p>37.4605427608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400">
                <text:p>140400</text:p>
              </table:table-cell>
              <table:table-cell office:value-type="float" office:value="34.7588962342644">
                <text:p>34.7588962342644</text:p>
              </table:table-cell>
              <table:table-cell office:value-type="float" office:value="140400">
                <text:p>140400</text:p>
              </table:table-cell>
              <table:table-cell office:value-type="float" office:value="34.1959435022396">
                <text:p>34.1959435022396</text:p>
              </table:table-cell>
              <table:table-cell office:value-type="float" office:value="140400">
                <text:p>140400</text:p>
              </table:table-cell>
              <table:table-cell office:value-type="float" office:value="40.2828470159975">
                <text:p>40.2828470159975</text:p>
              </table:table-cell>
              <table:table-cell office:value-type="float" office:value="140400">
                <text:p>140400</text:p>
              </table:table-cell>
              <table:table-cell office:value-type="float" office:value="36.5049981192641">
                <text:p>36.50499811926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